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47mm"/>
    </style:style>
    <style:style style:name="co3" style:family="table-column">
      <style:table-column-properties fo:break-before="auto" style:column-width="45.28mm"/>
    </style:style>
    <style:style style:name="co4" style:family="table-column">
      <style:table-column-properties fo:break-before="auto" style:column-width="33.3mm"/>
    </style:style>
    <style:style style:name="co5" style:family="table-column">
      <style:table-column-properties fo:break-before="auto" style:column-width="35.75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9.21mm"/>
    </style:style>
    <style:style style:name="co8" style:family="table-column">
      <style:table-column-properties fo:break-before="auto" style:column-width="39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optimised reference" table:style-name="ta1">
        <table:shapes>
          <draw:frame draw:z-index="0" draw:style-name="gr1" draw:text-style-name="P1" svg:width="159.85mm" svg:height="90.05mm" svg:x="26.97mm" svg:y="109.16mm">
            <draw:object draw:notify-on-update-of-ranges="'Unoptimised reference'.C4:'Unoptimised reference'.I4 'Unoptimised reference'.C4:'Unoptimised reference'.I4 'Unoptimised reference'.B5:'Unoptimised reference'.B5 'Unoptimised reference'.C5:'Unoptimised reference'.I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13mm" svg:height="90.04mm" svg:x="271.28mm" svg:y="107.31mm">
            <draw:object draw:notify-on-update-of-ranges="'Unoptimised reference'.C7:'Unoptimised reference'.J7 'Unoptimised reference'.B8:'Unoptimised reference'.B8 'Unoptimised reference'.C8:'Unoptimised reference'.J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Unoptimised referenc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iteration coun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ecution time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335" calcext:value-type="float">
            <text:p>0.335</text:p>
          </table:table-cell>
          <table:table-cell office:value-type="float" office:value="1.62" calcext:value-type="float">
            <text:p>1.62</text:p>
          </table:table-cell>
          <table:table-cell office:value-type="float" office:value="3.151" calcext:value-type="float">
            <text:p>3.151</text:p>
          </table:table-cell>
          <table:table-cell office:value-type="float" office:value="15.963" calcext:value-type="float">
            <text:p>15.963</text:p>
          </table:table-cell>
          <table:table-cell office:value-type="float" office:value="31.783" calcext:value-type="float">
            <text:p>31.78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imension Nx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Execution time</text:p>
          </table:table-cell>
          <table:table-cell office:value-type="float" office:value="0.173" calcext:value-type="float">
            <text:p>0.173</text:p>
          </table:table-cell>
          <table:table-cell office:value-type="float" office:value="0.744" calcext:value-type="float">
            <text:p>0.744</text:p>
          </table:table-cell>
          <table:table-cell office:value-type="float" office:value="1.735" calcext:value-type="float">
            <text:p>1.735</text:p>
          </table:table-cell>
          <table:table-cell office:value-type="float" office:value="2.82" calcext:value-type="float">
            <text:p>2.82</text:p>
          </table:table-cell>
          <table:table-cell office:value-type="float" office:value="4.156" calcext:value-type="float">
            <text:p>4.156</text:p>
          </table:table-cell>
          <table:table-cell office:value-type="float" office:value="6.344" calcext:value-type="float">
            <text:p>6.344</text:p>
          </table:table-cell>
          <table:table-cell office:value-type="float" office:value="8.498" calcext:value-type="float">
            <text:p>8.498</text:p>
          </table:table-cell>
          <table:table-cell office:value-type="float" office:value="10.696" calcext:value-type="float">
            <text:p>10.696</text:p>
          </table:table-cell>
        </table:table-row>
      </table:table>
      <table:table table:name="Optimised reference" table:style-name="ta1">
        <table:shapes>
          <draw:frame draw:z-index="0" draw:style-name="gr1" draw:text-style-name="P1" svg:width="129.57mm" svg:height="90.04mm" svg:x="22.83mm" svg:y="72.78mm">
            <draw:object draw:notify-on-update-of-ranges="'Optimised reference'.C3:'Optimised reference'.I3 'Optimised reference'.C3:'Optimised reference'.I3 'Optimised reference'.B4:'Optimised reference'.B4 'Optimised reference'.C4:'Optimised reference'.I4 'Optimised reference'.C3:'Optimised reference'.I3 'Optimised reference'.B5:'Optimised reference'.B5 'Optimised reference'.C5:'Optimised reference'.I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83mm" svg:height="90.04mm" svg:x="174.68mm" svg:y="79.42mm">
            <draw:object draw:notify-on-update-of-ranges="'Optimised reference'.C7:'Optimised reference'.J7 'Optimised reference'.C10:'Optimised reference'.J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Max iteration count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ecution time (optimised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13" calcext:value-type="float">
            <text:p>0.13</text:p>
          </table:table-cell>
          <table:table-cell office:value-type="float" office:value="0.649" calcext:value-type="float">
            <text:p>0.649</text:p>
          </table:table-cell>
          <table:table-cell office:value-type="float" office:value="1.265" calcext:value-type="float">
            <text:p>1.265</text:p>
          </table:table-cell>
          <table:table-cell office:value-type="float" office:value="6.052" calcext:value-type="float">
            <text:p>6.052</text:p>
          </table:table-cell>
          <table:table-cell office:value-type="float" office:value="12.021" calcext:value-type="float">
            <text:p>12.0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ecution time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335" calcext:value-type="float">
            <text:p>0.335</text:p>
          </table:table-cell>
          <table:table-cell office:value-type="float" office:value="1.62" calcext:value-type="float">
            <text:p>1.62</text:p>
          </table:table-cell>
          <table:table-cell office:value-type="float" office:value="3.151" calcext:value-type="float">
            <text:p>3.151</text:p>
          </table:table-cell>
          <table:table-cell office:value-type="float" office:value="15.963" calcext:value-type="float">
            <text:p>15.963</text:p>
          </table:table-cell>
          <table:table-cell office:value-type="float" office:value="31.783" calcext:value-type="float">
            <text:p>31.78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imension Nx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Execution time (optimised)</text:p>
          </table:table-cell>
          <table:table-cell office:value-type="float" office:value="0.076" calcext:value-type="float">
            <text:p>0.076</text:p>
          </table:table-cell>
          <table:table-cell office:value-type="float" office:value="0.277" calcext:value-type="float">
            <text:p>0.277</text:p>
          </table:table-cell>
          <table:table-cell office:value-type="float" office:value="0.684" calcext:value-type="float">
            <text:p>0.684</text:p>
          </table:table-cell>
          <table:table-cell office:value-type="float" office:value="1.061" calcext:value-type="float">
            <text:p>1.061</text:p>
          </table:table-cell>
          <table:table-cell office:value-type="float" office:value="1.663" calcext:value-type="float">
            <text:p>1.663</text:p>
          </table:table-cell>
          <table:table-cell office:value-type="float" office:value="2.446" calcext:value-type="float">
            <text:p>2.446</text:p>
          </table:table-cell>
          <table:table-cell office:value-type="float" office:value="3.415" calcext:value-type="float">
            <text:p>3.415</text:p>
          </table:table-cell>
          <table:table-cell office:value-type="float" office:value="4.443" calcext:value-type="float">
            <text:p>4.443</text:p>
          </table:table-cell>
        </table:table-row>
        <table:table-row table:style-name="ro1">
          <table:table-cell/>
          <table:table-cell office:value-type="string" calcext:value-type="string">
            <text:p>Execution time</text:p>
          </table:table-cell>
          <table:table-cell office:value-type="float" office:value="0.173" calcext:value-type="float">
            <text:p>0.173</text:p>
          </table:table-cell>
          <table:table-cell office:value-type="float" office:value="0.744" calcext:value-type="float">
            <text:p>0.744</text:p>
          </table:table-cell>
          <table:table-cell office:value-type="float" office:value="1.735" calcext:value-type="float">
            <text:p>1.735</text:p>
          </table:table-cell>
          <table:table-cell office:value-type="float" office:value="2.82" calcext:value-type="float">
            <text:p>2.82</text:p>
          </table:table-cell>
          <table:table-cell office:value-type="float" office:value="4.156" calcext:value-type="float">
            <text:p>4.156</text:p>
          </table:table-cell>
          <table:table-cell office:value-type="float" office:value="6.344" calcext:value-type="float">
            <text:p>6.344</text:p>
          </table:table-cell>
          <table:table-cell office:value-type="float" office:value="8.498" calcext:value-type="float">
            <text:p>8.498</text:p>
          </table:table-cell>
          <table:table-cell office:value-type="float" office:value="10.696" calcext:value-type="float">
            <text:p>10.696</text:p>
          </table:table-cell>
        </table:table-row>
        <table:table-row table:style-name="ro1">
          <table:table-cell table:number-columns-repeated="2"/>
          <table:table-cell table:formula="of:=[.C9]/[.C8]" office:value-type="float" office:value="2.27631578947368" calcext:value-type="float">
            <text:p>2.27631578947368</text:p>
          </table:table-cell>
          <table:table-cell table:formula="of:=[.D9]/[.D8]" office:value-type="float" office:value="2.68592057761733" calcext:value-type="float">
            <text:p>2.68592057761733</text:p>
          </table:table-cell>
          <table:table-cell table:formula="of:=[.E9]/[.E8]" office:value-type="float" office:value="2.53654970760234" calcext:value-type="float">
            <text:p>2.53654970760234</text:p>
          </table:table-cell>
          <table:table-cell table:formula="of:=[.F9]/[.F8]" office:value-type="float" office:value="2.65786993402451" calcext:value-type="float">
            <text:p>2.65786993402451</text:p>
          </table:table-cell>
          <table:table-cell table:formula="of:=[.G9]/[.G8]" office:value-type="float" office:value="2.4990980156344" calcext:value-type="float">
            <text:p>2.4990980156344</text:p>
          </table:table-cell>
          <table:table-cell table:formula="of:=[.H9]/[.H8]" office:value-type="float" office:value="2.59362224039248" calcext:value-type="float">
            <text:p>2.59362224039248</text:p>
          </table:table-cell>
          <table:table-cell table:formula="of:=[.I9]/[.I8]" office:value-type="float" office:value="2.48843338213763" calcext:value-type="float">
            <text:p>2.48843338213763</text:p>
          </table:table-cell>
          <table:table-cell table:formula="of:=[.J9]/[.J8]" office:value-type="float" office:value="2.40738239927977" calcext:value-type="float">
            <text:p>2.40738239927977</text:p>
          </table:table-cell>
        </table:table-row>
      </table:table>
      <table:table table:name="Sheet3" table:style-name="ta2">
        <table:table-column table:style-name="co1" table:default-cell-style-name="Default"/>
        <table:table-row table:style-name="ro1">
          <table:table-cell/>
        </table:table-row>
      </table:table>
      <table:table table:name="max_iter" table:style-name="ta1">
        <table:shapes>
          <draw:frame draw:z-index="0" draw:style-name="gr1" draw:text-style-name="P1" svg:width="159.97mm" svg:height="90.05mm" svg:x="26.43mm" svg:y="41.7mm">
            <draw:object draw:notify-on-update-of-ranges="max_iter.C2:max_iter.H2 max_iter.B3:max_iter.B3 max_iter.C3:max_iter.H3 max_iter.B4:max_iter.B4 max_iter.C4:max_iter.H4 max_iter.B5:max_iter.B5 max_iter.C5:max_iter.H5 max_iter.B6:max_iter.B6 max_iter.C6:max_iter.H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60.15mm" svg:height="90.04mm" svg:x="205mm" svg:y="43.56mm">
            <draw:object draw:notify-on-update-of-ranges="max_iter.J2:max_iter.J2 max_iter.K2:max_iter.P2 max_iter.J3:max_iter.J3 max_iter.K3:max_iter.P3 max_iter.J4:max_iter.J4 max_iter.K4:max_iter.P4 max_iter.J5:max_iter.J5 max_iter.K5:max_iter.P5 max_iter.J6:max_iter.J6 max_iter.K6:max_iter.P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max_it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max_iter (speedup)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float" office:value="0.022" calcext:value-type="float">
            <text:p>0.022</text:p>
          </table:table-cell>
          <table:table-cell office:value-type="float" office:value="0.276" calcext:value-type="float">
            <text:p>0.276</text:p>
          </table:table-cell>
          <table:table-cell office:value-type="float" office:value="0.973" calcext:value-type="float">
            <text:p>0.973</text:p>
          </table:table-cell>
          <table:table-cell office:value-type="float" office:value="1.768" calcext:value-type="float">
            <text:p>1.768</text:p>
          </table:table-cell>
          <table:table-cell office:value-type="float" office:value="3.558" calcext:value-type="float">
            <text:p>3.558</text:p>
          </table:table-cell>
          <table:table-cell office:value-type="float" office:value="7.026" calcext:value-type="float">
            <text:p>7.026</text:p>
          </table:table-cell>
          <table:table-cell/>
          <table:table-cell office:value-type="string" calcext:value-type="string">
            <text:p>reference</text:p>
          </table:table-cell>
          <table:table-cell table:formula="of:=[.C$3]/[.C3]" office:value-type="float" office:value="1" calcext:value-type="float">
            <text:p>1</text:p>
          </table:table-cell>
          <table:table-cell table:formula="of:=[.D$3]/[.D3]" office:value-type="float" office:value="1" calcext:value-type="float">
            <text:p>1</text:p>
          </table:table-cell>
          <table:table-cell table:formula="of:=[.E$3]/[.E3]" office:value-type="float" office:value="1" calcext:value-type="float">
            <text:p>1</text:p>
          </table:table-cell>
          <table:table-cell table:formula="of:=[.F$3]/[.F3]" office:value-type="float" office:value="1" calcext:value-type="float">
            <text:p>1</text:p>
          </table:table-cell>
          <table:table-cell table:formula="of:=[.G$3]/[.G3]" office:value-type="float" office:value="1" calcext:value-type="float">
            <text:p>1</text:p>
          </table:table-cell>
          <table:table-cell table:formula="of:=[.H$3]/[.H3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rallel_inner</text:p>
          </table:table-cell>
          <table:table-cell office:value-type="float" office:value="0.023" calcext:value-type="float">
            <text:p>0.023</text:p>
          </table:table-cell>
          <table:table-cell office:value-type="float" office:value="0.084" calcext:value-type="float">
            <text:p>0.084</text:p>
          </table:table-cell>
          <table:table-cell office:value-type="float" office:value="0.274" calcext:value-type="float">
            <text:p>0.274</text:p>
          </table:table-cell>
          <table:table-cell office:value-type="float" office:value="0.47" calcext:value-type="float">
            <text:p>0.47</text:p>
          </table:table-cell>
          <table:table-cell office:value-type="float" office:value="0.92" calcext:value-type="float">
            <text:p>0.92</text:p>
          </table:table-cell>
          <table:table-cell office:value-type="float" office:value="1.82" calcext:value-type="float">
            <text:p>1.82</text:p>
          </table:table-cell>
          <table:table-cell/>
          <table:table-cell office:value-type="string" calcext:value-type="string">
            <text:p>parallel_inner</text:p>
          </table:table-cell>
          <table:table-cell table:formula="of:=[.C$3]/[.C4]" office:value-type="float" office:value="0.956521739130435" calcext:value-type="float">
            <text:p>0.956521739130435</text:p>
          </table:table-cell>
          <table:table-cell table:formula="of:=[.D$3]/[.D4]" office:value-type="float" office:value="3.28571428571429" calcext:value-type="float">
            <text:p>3.28571428571429</text:p>
          </table:table-cell>
          <table:table-cell table:formula="of:=[.E$3]/[.E4]" office:value-type="float" office:value="3.55109489051095" calcext:value-type="float">
            <text:p>3.55109489051095</text:p>
          </table:table-cell>
          <table:table-cell table:formula="of:=[.F$3]/[.F4]" office:value-type="float" office:value="3.76170212765957" calcext:value-type="float">
            <text:p>3.76170212765957</text:p>
          </table:table-cell>
          <table:table-cell table:formula="of:=[.G$3]/[.G4]" office:value-type="float" office:value="3.86739130434783" calcext:value-type="float">
            <text:p>3.86739130434783</text:p>
          </table:table-cell>
          <table:table-cell table:formula="of:=[.H$3]/[.H4]" office:value-type="float" office:value="3.86043956043956" calcext:value-type="float">
            <text:p>3.86043956043956</text:p>
          </table:table-cell>
        </table:table-row>
        <table:table-row table:style-name="ro1">
          <table:table-cell/>
          <table:table-cell office:value-type="string" calcext:value-type="string">
            <text:p>parallel_outer</text:p>
          </table:table-cell>
          <table:table-cell office:value-type="float" office:value="0.026" calcext:value-type="float">
            <text:p>0.026</text:p>
          </table:table-cell>
          <table:table-cell office:value-type="float" office:value="0.084" calcext:value-type="float">
            <text:p>0.084</text:p>
          </table:table-cell>
          <table:table-cell office:value-type="float" office:value="0.251" calcext:value-type="float">
            <text:p>0.25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98" calcext:value-type="float">
            <text:p>0.898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parallel_outer</text:p>
          </table:table-cell>
          <table:table-cell table:formula="of:=[.C$3]/[.C5]" office:value-type="float" office:value="0.846153846153846" calcext:value-type="float">
            <text:p>0.846153846153846</text:p>
          </table:table-cell>
          <table:table-cell table:formula="of:=[.D$3]/[.D5]" office:value-type="float" office:value="3.28571428571429" calcext:value-type="float">
            <text:p>3.28571428571429</text:p>
          </table:table-cell>
          <table:table-cell table:formula="of:=[.E$3]/[.E5]" office:value-type="float" office:value="3.87649402390438" calcext:value-type="float">
            <text:p>3.87649402390438</text:p>
          </table:table-cell>
          <table:table-cell table:formula="of:=[.F$3]/[.F5]" office:value-type="float" office:value="3.79399141630901" calcext:value-type="float">
            <text:p>3.79399141630901</text:p>
          </table:table-cell>
          <table:table-cell table:formula="of:=[.G$3]/[.G5]" office:value-type="float" office:value="3.96213808463252" calcext:value-type="float">
            <text:p>3.96213808463252</text:p>
          </table:table-cell>
          <table:table-cell table:formula="of:=[.H$3]/[.H5]" office:value-type="float" office:value="3.90333333333333" calcext:value-type="float">
            <text:p>3.90333333333333</text:p>
          </table:table-cell>
        </table:table-row>
        <table:table-row table:style-name="ro1">
          <table:table-cell/>
          <table:table-cell office:value-type="string" calcext:value-type="string">
            <text:p>parallel_both</text:p>
          </table:table-cell>
          <table:table-cell office:value-type="float" office:value="0.023" calcext:value-type="float">
            <text:p>0.023</text:p>
          </table:table-cell>
          <table:table-cell office:value-type="float" office:value="0.087" calcext:value-type="float">
            <text:p>0.087</text:p>
          </table:table-cell>
          <table:table-cell office:value-type="float" office:value="0.237" calcext:value-type="float">
            <text:p>0.237</text:p>
          </table:table-cell>
          <table:table-cell office:value-type="float" office:value="0.458" calcext:value-type="float">
            <text:p>0.458</text:p>
          </table:table-cell>
          <table:table-cell office:value-type="float" office:value="0.889" calcext:value-type="float">
            <text:p>0.889</text:p>
          </table:table-cell>
          <table:table-cell office:value-type="float" office:value="1.788" calcext:value-type="float">
            <text:p>1.788</text:p>
          </table:table-cell>
          <table:table-cell/>
          <table:table-cell office:value-type="string" calcext:value-type="string">
            <text:p>parallel_both</text:p>
          </table:table-cell>
          <table:table-cell table:formula="of:=[.C$3]/[.C6]" office:value-type="float" office:value="0.956521739130435" calcext:value-type="float">
            <text:p>0.956521739130435</text:p>
          </table:table-cell>
          <table:table-cell table:formula="of:=[.D$3]/[.D6]" office:value-type="float" office:value="3.17241379310345" calcext:value-type="float">
            <text:p>3.17241379310345</text:p>
          </table:table-cell>
          <table:table-cell table:formula="of:=[.E$3]/[.E6]" office:value-type="float" office:value="4.10548523206751" calcext:value-type="float">
            <text:p>4.10548523206751</text:p>
          </table:table-cell>
          <table:table-cell table:formula="of:=[.F$3]/[.F6]" office:value-type="float" office:value="3.86026200873362" calcext:value-type="float">
            <text:p>3.86026200873362</text:p>
          </table:table-cell>
          <table:table-cell table:formula="of:=[.G$3]/[.G6]" office:value-type="float" office:value="4.00224971878515" calcext:value-type="float">
            <text:p>4.00224971878515</text:p>
          </table:table-cell>
          <table:table-cell table:formula="of:=[.H$3]/[.H6]" office:value-type="float" office:value="3.92953020134228" calcext:value-type="float">
            <text:p>3.92953020134228</text:p>
          </table:table-cell>
        </table:table-row>
      </table:table>
      <table:table table:name="dimension" table:style-name="ta1">
        <table:shapes>
          <draw:frame draw:z-index="0" draw:style-name="gr1" draw:text-style-name="P1" svg:width="159.97mm" svg:height="90.04mm" svg:x="23.13mm" svg:y="37.19mm">
            <draw:object draw:notify-on-update-of-ranges="dimension.B2:dimension.B2 dimension.C2:dimension.H2 dimension.B3:dimension.B3 dimension.C3:dimension.H3 dimension.B4:dimension.B4 dimension.C4:dimension.H4 dimension.B5:dimension.B5 dimension.C5:dimension.H5 dimension.B6:dimension.B6 dimension.C6:dimension.H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60.14mm" svg:height="90.04mm" svg:x="203.34mm" svg:y="41.17mm">
            <draw:object draw:notify-on-update-of-ranges="dimension.J2:dimension.J2 dimension.K2:dimension.P2 dimension.J3:dimension.J3 dimension.K3:dimension.P3 dimension.J4:dimension.J4 dimension.K4:dimension.P4 dimension.J5:dimension.J5 dimension.K5:dimension.P5 dimension.J6:dimension.J6 dimension.K6:dimension.P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dimension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dimension (speedup)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float" office:value="0.013" calcext:value-type="float">
            <text:p>0.013</text:p>
          </table:table-cell>
          <table:table-cell office:value-type="float" office:value="0.082" calcext:value-type="float">
            <text:p>0.082</text:p>
          </table:table-cell>
          <table:table-cell office:value-type="float" office:value="0.941" calcext:value-type="float">
            <text:p>0.941</text:p>
          </table:table-cell>
          <table:table-cell office:value-type="float" office:value="3.617" calcext:value-type="float">
            <text:p>3.617</text:p>
          </table:table-cell>
          <table:table-cell office:value-type="float" office:value="14.671" calcext:value-type="float">
            <text:p>14.671</text:p>
          </table:table-cell>
          <table:table-cell office:value-type="float" office:value="57.67" calcext:value-type="float">
            <text:p>57.67</text:p>
          </table:table-cell>
          <table:table-cell/>
          <table:table-cell office:value-type="string" calcext:value-type="string">
            <text:p>reference</text:p>
          </table:table-cell>
          <table:table-cell table:formula="of:=[.C$3]/[.C3]" office:value-type="float" office:value="1" calcext:value-type="float">
            <text:p>1</text:p>
          </table:table-cell>
          <table:table-cell table:formula="of:=[.D$3]/[.D3]" office:value-type="float" office:value="1" calcext:value-type="float">
            <text:p>1</text:p>
          </table:table-cell>
          <table:table-cell table:formula="of:=[.E$3]/[.E3]" office:value-type="float" office:value="1" calcext:value-type="float">
            <text:p>1</text:p>
          </table:table-cell>
          <table:table-cell table:formula="of:=[.F$3]/[.F3]" office:value-type="float" office:value="1" calcext:value-type="float">
            <text:p>1</text:p>
          </table:table-cell>
          <table:table-cell table:formula="of:=[.G$3]/[.G3]" office:value-type="float" office:value="1" calcext:value-type="float">
            <text:p>1</text:p>
          </table:table-cell>
          <table:table-cell table:formula="of:=[.H$3]/[.H3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rallel_inner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5" calcext:value-type="float">
            <text:p>0.025</text:p>
          </table:table-cell>
          <table:table-cell office:value-type="float" office:value="0.273" calcext:value-type="float">
            <text:p>0.273</text:p>
          </table:table-cell>
          <table:table-cell office:value-type="float" office:value="0.956" calcext:value-type="float">
            <text:p>0.956</text:p>
          </table:table-cell>
          <table:table-cell office:value-type="float" office:value="3.743" calcext:value-type="float">
            <text:p>3.743</text:p>
          </table:table-cell>
          <table:table-cell office:value-type="float" office:value="14.677" calcext:value-type="float">
            <text:p>14.677</text:p>
          </table:table-cell>
          <table:table-cell/>
          <table:table-cell office:value-type="string" calcext:value-type="string">
            <text:p>parallel_inner</text:p>
          </table:table-cell>
          <table:table-cell table:formula="of:=[.C$3]/[.C4]" office:value-type="float" office:value="0.866666666666667" calcext:value-type="float">
            <text:p>0.866666666666667</text:p>
          </table:table-cell>
          <table:table-cell table:formula="of:=[.D$3]/[.D4]" office:value-type="float" office:value="3.28" calcext:value-type="float">
            <text:p>3.28</text:p>
          </table:table-cell>
          <table:table-cell table:formula="of:=[.E$3]/[.E4]" office:value-type="float" office:value="3.44688644688645" calcext:value-type="float">
            <text:p>3.44688644688645</text:p>
          </table:table-cell>
          <table:table-cell table:formula="of:=[.F$3]/[.F4]" office:value-type="float" office:value="3.78347280334728" calcext:value-type="float">
            <text:p>3.78347280334728</text:p>
          </table:table-cell>
          <table:table-cell table:formula="of:=[.G$3]/[.G4]" office:value-type="float" office:value="3.91958322201443" calcext:value-type="float">
            <text:p>3.91958322201443</text:p>
          </table:table-cell>
          <table:table-cell table:formula="of:=[.H$3]/[.H4]" office:value-type="float" office:value="3.92927710022484" calcext:value-type="float">
            <text:p>3.92927710022484</text:p>
          </table:table-cell>
        </table:table-row>
        <table:table-row table:style-name="ro1">
          <table:table-cell/>
          <table:table-cell office:value-type="string" calcext:value-type="string">
            <text:p>parallel_outer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254" calcext:value-type="float">
            <text:p>0.254</text:p>
          </table:table-cell>
          <table:table-cell office:value-type="float" office:value="0.934" calcext:value-type="float">
            <text:p>0.934</text:p>
          </table:table-cell>
          <table:table-cell office:value-type="float" office:value="3.7" calcext:value-type="float">
            <text:p>3.7</text:p>
          </table:table-cell>
          <table:table-cell office:value-type="float" office:value="14.82" calcext:value-type="float">
            <text:p>14.82</text:p>
          </table:table-cell>
          <table:table-cell/>
          <table:table-cell office:value-type="string" calcext:value-type="string">
            <text:p>parallel_outer</text:p>
          </table:table-cell>
          <table:table-cell table:formula="of:=[.C$3]/[.C5]" office:value-type="float" office:value="1" calcext:value-type="float">
            <text:p>1</text:p>
          </table:table-cell>
          <table:table-cell table:formula="of:=[.D$3]/[.D5]" office:value-type="float" office:value="3.28" calcext:value-type="float">
            <text:p>3.28</text:p>
          </table:table-cell>
          <table:table-cell table:formula="of:=[.E$3]/[.E5]" office:value-type="float" office:value="3.70472440944882" calcext:value-type="float">
            <text:p>3.70472440944882</text:p>
          </table:table-cell>
          <table:table-cell table:formula="of:=[.F$3]/[.F5]" office:value-type="float" office:value="3.87259100642398" calcext:value-type="float">
            <text:p>3.87259100642398</text:p>
          </table:table-cell>
          <table:table-cell table:formula="of:=[.G$3]/[.G5]" office:value-type="float" office:value="3.96513513513513" calcext:value-type="float">
            <text:p>3.96513513513513</text:p>
          </table:table-cell>
          <table:table-cell table:formula="of:=[.H$3]/[.H5]" office:value-type="float" office:value="3.89136302294197" calcext:value-type="float">
            <text:p>3.89136302294197</text:p>
          </table:table-cell>
        </table:table-row>
        <table:table-row table:style-name="ro1">
          <table:table-cell/>
          <table:table-cell office:value-type="string" calcext:value-type="string">
            <text:p>parallel_both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7" calcext:value-type="float">
            <text:p>0.037</text:p>
          </table:table-cell>
          <table:table-cell office:value-type="float" office:value="0.248" calcext:value-type="float">
            <text:p>0.248</text:p>
          </table:table-cell>
          <table:table-cell office:value-type="float" office:value="0.931" calcext:value-type="float">
            <text:p>0.931</text:p>
          </table:table-cell>
          <table:table-cell office:value-type="float" office:value="3.686" calcext:value-type="float">
            <text:p>3.686</text:p>
          </table:table-cell>
          <table:table-cell office:value-type="float" office:value="14.713" calcext:value-type="float">
            <text:p>14.713</text:p>
          </table:table-cell>
          <table:table-cell/>
          <table:table-cell office:value-type="string" calcext:value-type="string">
            <text:p>parallel_both</text:p>
          </table:table-cell>
          <table:table-cell table:formula="of:=[.C$3]/[.C6]" office:value-type="float" office:value="1" calcext:value-type="float">
            <text:p>1</text:p>
          </table:table-cell>
          <table:table-cell table:formula="of:=[.D$3]/[.D6]" office:value-type="float" office:value="2.21621621621622" calcext:value-type="float">
            <text:p>2.21621621621622</text:p>
          </table:table-cell>
          <table:table-cell table:formula="of:=[.E$3]/[.E6]" office:value-type="float" office:value="3.79435483870968" calcext:value-type="float">
            <text:p>3.79435483870968</text:p>
          </table:table-cell>
          <table:table-cell table:formula="of:=[.F$3]/[.F6]" office:value-type="float" office:value="3.88506981740064" calcext:value-type="float">
            <text:p>3.88506981740064</text:p>
          </table:table-cell>
          <table:table-cell table:formula="of:=[.G$3]/[.G6]" office:value-type="float" office:value="3.98019533369506" calcext:value-type="float">
            <text:p>3.98019533369506</text:p>
          </table:table-cell>
          <table:table-cell table:formula="of:=[.H$3]/[.H6]" office:value-type="float" office:value="3.91966288316455" calcext:value-type="float">
            <text:p>3.91966288316455</text:p>
          </table:table-cell>
        </table:table-row>
      </table:table>
      <table:table table:name="width" table:style-name="ta1">
        <table:shapes>
          <draw:frame draw:z-index="0" draw:style-name="gr1" draw:text-style-name="P1" svg:width="159.97mm" svg:height="90.05mm" svg:x="23.95mm" svg:y="37.45mm">
            <draw:object draw:notify-on-update-of-ranges="width.B2:width.B2 width.C2:width.H2 width.B3:width.B3 width.C3:width.H3 width.B4:width.B4 width.C4:width.H4 width.B5:width.B5 width.C5:width.H5 width.B6:width.B6 width.C6:width.H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60.17mm" svg:height="90.04mm" svg:x="203.92mm" svg:y="36.92mm">
            <draw:object draw:notify-on-update-of-ranges="width.J2:width.J2 width.K2:width.P2 width.J3:width.J3 width.K3:width.P3 width.J4:width.J4 width.K4:width.P4 width.J5:width.J5 width.K5:width.P5 width.J6:width.J6 width.K6:width.P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width (speedup)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float" office:value="0.013" calcext:value-type="float">
            <text:p>0.013</text:p>
          </table:table-cell>
          <table:table-cell office:value-type="float" office:value="0.236" calcext:value-type="float">
            <text:p>0.236</text:p>
          </table:table-cell>
          <table:table-cell office:value-type="float" office:value="0.935" calcext:value-type="float">
            <text:p>0.935</text:p>
          </table:table-cell>
          <table:table-cell office:value-type="float" office:value="1.793" calcext:value-type="float">
            <text:p>1.793</text:p>
          </table:table-cell>
          <table:table-cell office:value-type="float" office:value="3.56" calcext:value-type="float">
            <text:p>3.56</text:p>
          </table:table-cell>
          <table:table-cell office:value-type="float" office:value="7.208" calcext:value-type="float">
            <text:p>7.208</text:p>
          </table:table-cell>
          <table:table-cell/>
          <table:table-cell office:value-type="string" calcext:value-type="string">
            <text:p>reference</text:p>
          </table:table-cell>
          <table:table-cell table:formula="of:=[.C$3]/[.C3]" office:value-type="float" office:value="1" calcext:value-type="float">
            <text:p>1</text:p>
          </table:table-cell>
          <table:table-cell table:formula="of:=[.D$3]/[.D3]" office:value-type="float" office:value="1" calcext:value-type="float">
            <text:p>1</text:p>
          </table:table-cell>
          <table:table-cell table:formula="of:=[.E$3]/[.E3]" office:value-type="float" office:value="1" calcext:value-type="float">
            <text:p>1</text:p>
          </table:table-cell>
          <table:table-cell table:formula="of:=[.F$3]/[.F3]" office:value-type="float" office:value="1" calcext:value-type="float">
            <text:p>1</text:p>
          </table:table-cell>
          <table:table-cell table:formula="of:=[.G$3]/[.G3]" office:value-type="float" office:value="1" calcext:value-type="float">
            <text:p>1</text:p>
          </table:table-cell>
          <table:table-cell table:formula="of:=[.H$3]/[.H3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rallel_inner</text:p>
          </table:table-cell>
          <table:table-cell office:value-type="float" office:value="0.013" calcext:value-type="float">
            <text:p>0.013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4" calcext:value-type="float">
            <text:p>0.264</text:p>
          </table:table-cell>
          <table:table-cell office:value-type="float" office:value="0.512" calcext:value-type="float">
            <text:p>0.512</text:p>
          </table:table-cell>
          <table:table-cell office:value-type="float" office:value="1.084" calcext:value-type="float">
            <text:p>1.084</text:p>
          </table:table-cell>
          <table:table-cell office:value-type="float" office:value="1.877" calcext:value-type="float">
            <text:p>1.877</text:p>
          </table:table-cell>
          <table:table-cell/>
          <table:table-cell office:value-type="string" calcext:value-type="string">
            <text:p>parallel_inner</text:p>
          </table:table-cell>
          <table:table-cell table:formula="of:=[.C$3]/[.C4]" office:value-type="float" office:value="1" calcext:value-type="float">
            <text:p>1</text:p>
          </table:table-cell>
          <table:table-cell table:formula="of:=[.D$3]/[.D4]" office:value-type="float" office:value="2.8780487804878" calcext:value-type="float">
            <text:p>2.8780487804878</text:p>
          </table:table-cell>
          <table:table-cell table:formula="of:=[.E$3]/[.E4]" office:value-type="float" office:value="3.54166666666667" calcext:value-type="float">
            <text:p>3.54166666666667</text:p>
          </table:table-cell>
          <table:table-cell table:formula="of:=[.F$3]/[.F4]" office:value-type="float" office:value="3.501953125" calcext:value-type="float">
            <text:p>3.501953125</text:p>
          </table:table-cell>
          <table:table-cell table:formula="of:=[.G$3]/[.G4]" office:value-type="float" office:value="3.28413284132841" calcext:value-type="float">
            <text:p>3.28413284132841</text:p>
          </table:table-cell>
          <table:table-cell table:formula="of:=[.H$3]/[.H4]" office:value-type="float" office:value="3.8401704848162" calcext:value-type="float">
            <text:p>3.8401704848162</text:p>
          </table:table-cell>
        </table:table-row>
        <table:table-row table:style-name="ro1">
          <table:table-cell/>
          <table:table-cell office:value-type="string" calcext:value-type="string">
            <text:p>parallel_outer</text:p>
          </table:table-cell>
          <table:table-cell office:value-type="float" office:value="0.014" calcext:value-type="float">
            <text:p>0.014</text:p>
          </table:table-cell>
          <table:table-cell office:value-type="float" office:value="0.07" calcext:value-type="float">
            <text:p>0.07</text:p>
          </table:table-cell>
          <table:table-cell office:value-type="float" office:value="0.249" calcext:value-type="float">
            <text:p>0.249</text:p>
          </table:table-cell>
          <table:table-cell office:value-type="float" office:value="0.477" calcext:value-type="float">
            <text:p>0.477</text:p>
          </table:table-cell>
          <table:table-cell office:value-type="float" office:value="0.954" calcext:value-type="float">
            <text:p>0.954</text:p>
          </table:table-cell>
          <table:table-cell office:value-type="float" office:value="1.867" calcext:value-type="float">
            <text:p>1.867</text:p>
          </table:table-cell>
          <table:table-cell/>
          <table:table-cell office:value-type="string" calcext:value-type="string">
            <text:p>parallel_outer</text:p>
          </table:table-cell>
          <table:table-cell table:formula="of:=[.C$3]/[.C5]" office:value-type="float" office:value="0.928571428571429" calcext:value-type="float">
            <text:p>0.928571428571429</text:p>
          </table:table-cell>
          <table:table-cell table:formula="of:=[.D$3]/[.D5]" office:value-type="float" office:value="3.37142857142857" calcext:value-type="float">
            <text:p>3.37142857142857</text:p>
          </table:table-cell>
          <table:table-cell table:formula="of:=[.E$3]/[.E5]" office:value-type="float" office:value="3.75502008032129" calcext:value-type="float">
            <text:p>3.75502008032129</text:p>
          </table:table-cell>
          <table:table-cell table:formula="of:=[.F$3]/[.F5]" office:value-type="float" office:value="3.75890985324948" calcext:value-type="float">
            <text:p>3.75890985324948</text:p>
          </table:table-cell>
          <table:table-cell table:formula="of:=[.G$3]/[.G5]" office:value-type="float" office:value="3.73165618448637" calcext:value-type="float">
            <text:p>3.73165618448637</text:p>
          </table:table-cell>
          <table:table-cell table:formula="of:=[.H$3]/[.H5]" office:value-type="float" office:value="3.86073915372255" calcext:value-type="float">
            <text:p>3.86073915372255</text:p>
          </table:table-cell>
        </table:table-row>
        <table:table-row table:style-name="ro1">
          <table:table-cell/>
          <table:table-cell office:value-type="string" calcext:value-type="string">
            <text:p>parallel_both</text:p>
          </table:table-cell>
          <table:table-cell office:value-type="float" office:value="0.016" calcext:value-type="float">
            <text:p>0.016</text:p>
          </table:table-cell>
          <table:table-cell office:value-type="float" office:value="0.079" calcext:value-type="float">
            <text:p>0.079</text:p>
          </table:table-cell>
          <table:table-cell office:value-type="float" office:value="0.24" calcext:value-type="float">
            <text:p>0.24</text:p>
          </table:table-cell>
          <table:table-cell office:value-type="float" office:value="0.473" calcext:value-type="float">
            <text:p>0.473</text:p>
          </table:table-cell>
          <table:table-cell office:value-type="float" office:value="0.939" calcext:value-type="float">
            <text:p>0.939</text:p>
          </table:table-cell>
          <table:table-cell office:value-type="float" office:value="1.854" calcext:value-type="float">
            <text:p>1.854</text:p>
          </table:table-cell>
          <table:table-cell/>
          <table:table-cell office:value-type="string" calcext:value-type="string">
            <text:p>parallel_both</text:p>
          </table:table-cell>
          <table:table-cell table:formula="of:=[.C$3]/[.C6]" office:value-type="float" office:value="0.8125" calcext:value-type="float">
            <text:p>0.8125</text:p>
          </table:table-cell>
          <table:table-cell table:formula="of:=[.D$3]/[.D6]" office:value-type="float" office:value="2.9873417721519" calcext:value-type="float">
            <text:p>2.9873417721519</text:p>
          </table:table-cell>
          <table:table-cell table:formula="of:=[.E$3]/[.E6]" office:value-type="float" office:value="3.89583333333333" calcext:value-type="float">
            <text:p>3.89583333333333</text:p>
          </table:table-cell>
          <table:table-cell table:formula="of:=[.F$3]/[.F6]" office:value-type="float" office:value="3.7906976744186" calcext:value-type="float">
            <text:p>3.7906976744186</text:p>
          </table:table-cell>
          <table:table-cell table:formula="of:=[.G$3]/[.G6]" office:value-type="float" office:value="3.7912673056443" calcext:value-type="float">
            <text:p>3.7912673056443</text:p>
          </table:table-cell>
          <table:table-cell table:formula="of:=[.H$3]/[.H6]" office:value-type="float" office:value="3.88781014023732" calcext:value-type="float">
            <text:p>3.88781014023732</text:p>
          </table:table-cell>
        </table:table-row>
      </table:table>
      <table:table table:name="height" table:style-name="ta1">
        <table:shapes>
          <draw:frame draw:z-index="0" draw:style-name="gr1" draw:text-style-name="P1" svg:width="160.16mm" svg:height="90.04mm" svg:x="208.32mm" svg:y="37.72mm">
            <draw:object draw:notify-on-update-of-ranges="height.J2:height.J2 height.K2:height.P2 height.J3:height.J3 height.K3:height.P3 height.J4:height.J4 height.K4:height.P4 height.J5:height.J5 height.K5:height.P5 height.J6:height.J6 height.K6:height.P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height (speedup)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float" office:value="0.012" calcext:value-type="float">
            <text:p>0.012</text:p>
          </table:table-cell>
          <table:table-cell office:value-type="float" office:value="0.241" calcext:value-type="float">
            <text:p>0.241</text:p>
          </table:table-cell>
          <table:table-cell office:value-type="float" office:value="0.949" calcext:value-type="float">
            <text:p>0.949</text:p>
          </table:table-cell>
          <table:table-cell office:value-type="float" office:value="1.897" calcext:value-type="float">
            <text:p>1.897</text:p>
          </table:table-cell>
          <table:table-cell office:value-type="float" office:value="3.717" calcext:value-type="float">
            <text:p>3.717</text:p>
          </table:table-cell>
          <table:table-cell office:value-type="float" office:value="7.331" calcext:value-type="float">
            <text:p>7.331</text:p>
          </table:table-cell>
          <table:table-cell/>
          <table:table-cell office:value-type="string" calcext:value-type="string">
            <text:p>reference</text:p>
          </table:table-cell>
          <table:table-cell table:formula="of:=[.C$3]/[.C3]" office:value-type="float" office:value="1" calcext:value-type="float">
            <text:p>1</text:p>
          </table:table-cell>
          <table:table-cell table:formula="of:=[.D$3]/[.D3]" office:value-type="float" office:value="1" calcext:value-type="float">
            <text:p>1</text:p>
          </table:table-cell>
          <table:table-cell table:formula="of:=[.E$3]/[.E3]" office:value-type="float" office:value="1" calcext:value-type="float">
            <text:p>1</text:p>
          </table:table-cell>
          <table:table-cell table:formula="of:=[.F$3]/[.F3]" office:value-type="float" office:value="1" calcext:value-type="float">
            <text:p>1</text:p>
          </table:table-cell>
          <table:table-cell table:formula="of:=[.G$3]/[.G3]" office:value-type="float" office:value="1" calcext:value-type="float">
            <text:p>1</text:p>
          </table:table-cell>
          <table:table-cell table:formula="of:=[.H$3]/[.H3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rallel_inner</text:p>
          </table:table-cell>
          <table:table-cell office:value-type="float" office:value="0.013" calcext:value-type="float">
            <text:p>0.013</text:p>
          </table:table-cell>
          <table:table-cell office:value-type="float" office:value="0.081" calcext:value-type="float">
            <text:p>0.081</text:p>
          </table:table-cell>
          <table:table-cell office:value-type="float" office:value="0.328" calcext:value-type="float">
            <text:p>0.328</text:p>
          </table:table-cell>
          <table:table-cell office:value-type="float" office:value="0.54" calcext:value-type="float">
            <text:p>0.54</text:p>
          </table:table-cell>
          <table:table-cell office:value-type="float" office:value="1.042" calcext:value-type="float">
            <text:p>1.042</text:p>
          </table:table-cell>
          <table:table-cell office:value-type="float" office:value="2.011" calcext:value-type="float">
            <text:p>2.011</text:p>
          </table:table-cell>
          <table:table-cell/>
          <table:table-cell office:value-type="string" calcext:value-type="string">
            <text:p>parallel_inner</text:p>
          </table:table-cell>
          <table:table-cell table:formula="of:=[.C$3]/[.C4]" office:value-type="float" office:value="0.923076923076923" calcext:value-type="float">
            <text:p>0.923076923076923</text:p>
          </table:table-cell>
          <table:table-cell table:formula="of:=[.D$3]/[.D4]" office:value-type="float" office:value="2.97530864197531" calcext:value-type="float">
            <text:p>2.97530864197531</text:p>
          </table:table-cell>
          <table:table-cell table:formula="of:=[.E$3]/[.E4]" office:value-type="float" office:value="2.89329268292683" calcext:value-type="float">
            <text:p>2.89329268292683</text:p>
          </table:table-cell>
          <table:table-cell table:formula="of:=[.F$3]/[.F4]" office:value-type="float" office:value="3.51296296296296" calcext:value-type="float">
            <text:p>3.51296296296296</text:p>
          </table:table-cell>
          <table:table-cell table:formula="of:=[.G$3]/[.G4]" office:value-type="float" office:value="3.56717850287908" calcext:value-type="float">
            <text:p>3.56717850287908</text:p>
          </table:table-cell>
          <table:table-cell table:formula="of:=[.H$3]/[.H4]" office:value-type="float" office:value="3.64545002486325" calcext:value-type="float">
            <text:p>3.64545002486325</text:p>
          </table:table-cell>
        </table:table-row>
        <table:table-row table:style-name="ro1">
          <table:table-cell/>
          <table:table-cell office:value-type="string" calcext:value-type="string">
            <text:p>parallel_outer</text:p>
          </table:table-cell>
          <table:table-cell office:value-type="float" office:value="0.013" calcext:value-type="float">
            <text:p>0.013</text:p>
          </table:table-cell>
          <table:table-cell office:value-type="float" office:value="0.077" calcext:value-type="float">
            <text:p>0.077</text:p>
          </table:table-cell>
          <table:table-cell office:value-type="float" office:value="0.26" calcext:value-type="float">
            <text:p>0.26</text:p>
          </table:table-cell>
          <table:table-cell office:value-type="float" office:value="0.489" calcext:value-type="float">
            <text:p>0.489</text:p>
          </table:table-cell>
          <table:table-cell office:value-type="float" office:value="0.947" calcext:value-type="float">
            <text:p>0.947</text:p>
          </table:table-cell>
          <table:table-cell office:value-type="float" office:value="1.879" calcext:value-type="float">
            <text:p>1.879</text:p>
          </table:table-cell>
          <table:table-cell/>
          <table:table-cell office:value-type="string" calcext:value-type="string">
            <text:p>parallel_outer</text:p>
          </table:table-cell>
          <table:table-cell table:formula="of:=[.C$3]/[.C5]" office:value-type="float" office:value="0.923076923076923" calcext:value-type="float">
            <text:p>0.923076923076923</text:p>
          </table:table-cell>
          <table:table-cell table:formula="of:=[.D$3]/[.D5]" office:value-type="float" office:value="3.12987012987013" calcext:value-type="float">
            <text:p>3.12987012987013</text:p>
          </table:table-cell>
          <table:table-cell table:formula="of:=[.E$3]/[.E5]" office:value-type="float" office:value="3.65" calcext:value-type="float">
            <text:p>3.65</text:p>
          </table:table-cell>
          <table:table-cell table:formula="of:=[.F$3]/[.F5]" office:value-type="float" office:value="3.87934560327198" calcext:value-type="float">
            <text:p>3.87934560327198</text:p>
          </table:table-cell>
          <table:table-cell table:formula="of:=[.G$3]/[.G5]" office:value-type="float" office:value="3.92502639915523" calcext:value-type="float">
            <text:p>3.92502639915523</text:p>
          </table:table-cell>
          <table:table-cell table:formula="of:=[.H$3]/[.H5]" office:value-type="float" office:value="3.90154337413518" calcext:value-type="float">
            <text:p>3.90154337413518</text:p>
          </table:table-cell>
        </table:table-row>
        <table:table-row table:style-name="ro1">
          <table:table-cell/>
          <table:table-cell office:value-type="string" calcext:value-type="string">
            <text:p>parallel_both</text:p>
          </table:table-cell>
          <table:table-cell office:value-type="float" office:value="0.012" calcext:value-type="float">
            <text:p>0.012</text:p>
          </table:table-cell>
          <table:table-cell office:value-type="float" office:value="0.066" calcext:value-type="float">
            <text:p>0.066</text:p>
          </table:table-cell>
          <table:table-cell office:value-type="float" office:value="0.258" calcext:value-type="float">
            <text:p>0.258</text:p>
          </table:table-cell>
          <table:table-cell office:value-type="float" office:value="0.475" calcext:value-type="float">
            <text:p>0.475</text:p>
          </table:table-cell>
          <table:table-cell office:value-type="float" office:value="0.975" calcext:value-type="float">
            <text:p>0.975</text:p>
          </table:table-cell>
          <table:table-cell office:value-type="float" office:value="1.885" calcext:value-type="float">
            <text:p>1.885</text:p>
          </table:table-cell>
          <table:table-cell/>
          <table:table-cell office:value-type="string" calcext:value-type="string">
            <text:p>parallel_both</text:p>
          </table:table-cell>
          <table:table-cell table:formula="of:=[.C$3]/[.C6]" office:value-type="float" office:value="1" calcext:value-type="float">
            <text:p>1</text:p>
          </table:table-cell>
          <table:table-cell table:formula="of:=[.D$3]/[.D6]" office:value-type="float" office:value="3.65151515151515" calcext:value-type="float">
            <text:p>3.65151515151515</text:p>
          </table:table-cell>
          <table:table-cell table:formula="of:=[.E$3]/[.E6]" office:value-type="float" office:value="3.67829457364341" calcext:value-type="float">
            <text:p>3.67829457364341</text:p>
          </table:table-cell>
          <table:table-cell table:formula="of:=[.F$3]/[.F6]" office:value-type="float" office:value="3.99368421052632" calcext:value-type="float">
            <text:p>3.99368421052632</text:p>
          </table:table-cell>
          <table:table-cell table:formula="of:=[.G$3]/[.G6]" office:value-type="float" office:value="3.81230769230769" calcext:value-type="float">
            <text:p>3.81230769230769</text:p>
          </table:table-cell>
          <table:table-cell table:formula="of:=[.H$3]/[.H6]" office:value-type="float" office:value="3.88912466843501" calcext:value-type="float">
            <text:p>3.88912466843501</text:p>
          </table:table-cell>
        </table:table-row>
      </table:table>
      <table:table table:name="max_frames" table:style-name="ta1">
        <table:shapes>
          <draw:frame draw:z-index="0" draw:style-name="gr1" draw:text-style-name="P1" svg:width="149.12mm" svg:height="90.04mm" svg:x="206.08mm" svg:y="37.99mm">
            <draw:object draw:notify-on-update-of-ranges="max_frames.J2:max_frames.J2 max_frames.K2:max_frames.P2 max_frames.J3:max_frames.J3 max_frames.K3:max_frames.P3 max_frames.J4:max_frames.J4 max_frames.K4:max_frames.P4 max_frames.J5:max_frames.J5 max_frames.K5:max_frames.P5 max_frames.J6:max_frames.J6 max_frames.K6:max_frames.P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max_frame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max_frames (speedup)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float" office:value="0.034" calcext:value-type="float">
            <text:p>0.034</text:p>
          </table:table-cell>
          <table:table-cell office:value-type="float" office:value="0.98" calcext:value-type="float">
            <text:p>0.98</text:p>
          </table:table-cell>
          <table:table-cell office:value-type="float" office:value="1.852" calcext:value-type="float">
            <text:p>1.852</text:p>
          </table:table-cell>
          <table:table-cell office:value-type="float" office:value="3.898" calcext:value-type="float">
            <text:p>3.898</text:p>
          </table:table-cell>
          <table:table-cell office:value-type="float" office:value="8.714" calcext:value-type="float">
            <text:p>8.714</text:p>
          </table:table-cell>
          <table:table-cell office:value-type="float" office:value="64.175" calcext:value-type="float">
            <text:p>64.175</text:p>
          </table:table-cell>
          <table:table-cell/>
          <table:table-cell office:value-type="string" calcext:value-type="string">
            <text:p>reference</text:p>
          </table:table-cell>
          <table:table-cell table:formula="of:=[.C$3]/[.C3]" office:value-type="float" office:value="1" calcext:value-type="float">
            <text:p>1</text:p>
          </table:table-cell>
          <table:table-cell table:formula="of:=[.D$3]/[.D3]" office:value-type="float" office:value="1" calcext:value-type="float">
            <text:p>1</text:p>
          </table:table-cell>
          <table:table-cell table:formula="of:=[.E$3]/[.E3]" office:value-type="float" office:value="1" calcext:value-type="float">
            <text:p>1</text:p>
          </table:table-cell>
          <table:table-cell table:formula="of:=[.F$3]/[.F3]" office:value-type="float" office:value="1" calcext:value-type="float">
            <text:p>1</text:p>
          </table:table-cell>
          <table:table-cell table:formula="of:=[.G$3]/[.G3]" office:value-type="float" office:value="1" calcext:value-type="float">
            <text:p>1</text:p>
          </table:table-cell>
          <table:table-cell table:formula="of:=[.H$3]/[.H3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rallel_inner</text:p>
          </table:table-cell>
          <table:table-cell office:value-type="float" office:value="0.024" calcext:value-type="float">
            <text:p>0.024</text:p>
          </table:table-cell>
          <table:table-cell office:value-type="float" office:value="0.518" calcext:value-type="float">
            <text:p>0.518</text:p>
          </table:table-cell>
          <table:table-cell office:value-type="float" office:value="1.037" calcext:value-type="float">
            <text:p>1.037</text:p>
          </table:table-cell>
          <table:table-cell office:value-type="float" office:value="2.061" calcext:value-type="float">
            <text:p>2.061</text:p>
          </table:table-cell>
          <table:table-cell office:value-type="float" office:value="4.423" calcext:value-type="float">
            <text:p>4.423</text:p>
          </table:table-cell>
          <table:table-cell office:value-type="float" office:value="20.775" calcext:value-type="float">
            <text:p>20.775</text:p>
          </table:table-cell>
          <table:table-cell/>
          <table:table-cell office:value-type="string" calcext:value-type="string">
            <text:p>parallel_inner</text:p>
          </table:table-cell>
          <table:table-cell table:formula="of:=[.C$3]/[.C4]" office:value-type="float" office:value="1.41666666666667" calcext:value-type="float">
            <text:p>1.41666666666667</text:p>
          </table:table-cell>
          <table:table-cell table:formula="of:=[.D$3]/[.D4]" office:value-type="float" office:value="1.89189189189189" calcext:value-type="float">
            <text:p>1.89189189189189</text:p>
          </table:table-cell>
          <table:table-cell table:formula="of:=[.E$3]/[.E4]" office:value-type="float" office:value="1.78592092574735" calcext:value-type="float">
            <text:p>1.78592092574735</text:p>
          </table:table-cell>
          <table:table-cell table:formula="of:=[.F$3]/[.F4]" office:value-type="float" office:value="1.89131489568171" calcext:value-type="float">
            <text:p>1.89131489568171</text:p>
          </table:table-cell>
          <table:table-cell table:formula="of:=[.G$3]/[.G4]" office:value-type="float" office:value="1.97015600271309" calcext:value-type="float">
            <text:p>1.97015600271309</text:p>
          </table:table-cell>
          <table:table-cell table:formula="of:=[.H$3]/[.H4]" office:value-type="float" office:value="3.08904933814681" calcext:value-type="float">
            <text:p>3.08904933814681</text:p>
          </table:table-cell>
        </table:table-row>
        <table:table-row table:style-name="ro1">
          <table:table-cell/>
          <table:table-cell office:value-type="string" calcext:value-type="string">
            <text:p>parallel_outer</text:p>
          </table:table-cell>
          <table:table-cell office:value-type="float" office:value="0.018" calcext:value-type="float">
            <text:p>0.018</text:p>
          </table:table-cell>
          <table:table-cell office:value-type="float" office:value="0.352" calcext:value-type="float">
            <text:p>0.352</text:p>
          </table:table-cell>
          <table:table-cell office:value-type="float" office:value="0.705" calcext:value-type="float">
            <text:p>0.705</text:p>
          </table:table-cell>
          <table:table-cell office:value-type="float" office:value="1.405" calcext:value-type="float">
            <text:p>1.405</text:p>
          </table:table-cell>
          <table:table-cell office:value-type="float" office:value="3.084" calcext:value-type="float">
            <text:p>3.084</text:p>
          </table:table-cell>
          <table:table-cell office:value-type="float" office:value="18.095" calcext:value-type="float">
            <text:p>18.095</text:p>
          </table:table-cell>
          <table:table-cell/>
          <table:table-cell office:value-type="string" calcext:value-type="string">
            <text:p>parallel_outer</text:p>
          </table:table-cell>
          <table:table-cell table:formula="of:=[.C$3]/[.C5]" office:value-type="float" office:value="1.88888888888889" calcext:value-type="float">
            <text:p>1.88888888888889</text:p>
          </table:table-cell>
          <table:table-cell table:formula="of:=[.D$3]/[.D5]" office:value-type="float" office:value="2.78409090909091" calcext:value-type="float">
            <text:p>2.78409090909091</text:p>
          </table:table-cell>
          <table:table-cell table:formula="of:=[.E$3]/[.E5]" office:value-type="float" office:value="2.62695035460993" calcext:value-type="float">
            <text:p>2.62695035460993</text:p>
          </table:table-cell>
          <table:table-cell table:formula="of:=[.F$3]/[.F5]" office:value-type="float" office:value="2.77437722419929" calcext:value-type="float">
            <text:p>2.77437722419929</text:p>
          </table:table-cell>
          <table:table-cell table:formula="of:=[.G$3]/[.G5]" office:value-type="float" office:value="2.82555123216602" calcext:value-type="float">
            <text:p>2.82555123216602</text:p>
          </table:table-cell>
          <table:table-cell table:formula="of:=[.H$3]/[.H5]" office:value-type="float" office:value="3.54655982315557" calcext:value-type="float">
            <text:p>3.54655982315557</text:p>
          </table:table-cell>
        </table:table-row>
        <table:table-row table:style-name="ro1">
          <table:table-cell/>
          <table:table-cell office:value-type="string" calcext:value-type="string">
            <text:p>parallel_both</text:p>
          </table:table-cell>
          <table:table-cell office:value-type="float" office:value="0.017" calcext:value-type="float">
            <text:p>0.017</text:p>
          </table:table-cell>
          <table:table-cell office:value-type="float" office:value="0.395" calcext:value-type="float">
            <text:p>0.395</text:p>
          </table:table-cell>
          <table:table-cell office:value-type="float" office:value="0.763" calcext:value-type="float">
            <text:p>0.763</text:p>
          </table:table-cell>
          <table:table-cell office:value-type="float" office:value="1.527" calcext:value-type="float">
            <text:p>1.527</text:p>
          </table:table-cell>
          <table:table-cell office:value-type="float" office:value="3.363" calcext:value-type="float">
            <text:p>3.363</text:p>
          </table:table-cell>
          <table:table-cell office:value-type="float" office:value="18.259" calcext:value-type="float">
            <text:p>18.259</text:p>
          </table:table-cell>
          <table:table-cell/>
          <table:table-cell office:value-type="string" calcext:value-type="string">
            <text:p>parallel_both</text:p>
          </table:table-cell>
          <table:table-cell table:formula="of:=[.C$3]/[.C6]" office:value-type="float" office:value="2" calcext:value-type="float">
            <text:p>2</text:p>
          </table:table-cell>
          <table:table-cell table:formula="of:=[.D$3]/[.D6]" office:value-type="float" office:value="2.48101265822785" calcext:value-type="float">
            <text:p>2.48101265822785</text:p>
          </table:table-cell>
          <table:table-cell table:formula="of:=[.E$3]/[.E6]" office:value-type="float" office:value="2.42726081258191" calcext:value-type="float">
            <text:p>2.42726081258191</text:p>
          </table:table-cell>
          <table:table-cell table:formula="of:=[.F$3]/[.F6]" office:value-type="float" office:value="2.55271774721676" calcext:value-type="float">
            <text:p>2.55271774721676</text:p>
          </table:table-cell>
          <table:table-cell table:formula="of:=[.G$3]/[.G6]" office:value-type="float" office:value="2.59113886410943" calcext:value-type="float">
            <text:p>2.59113886410943</text:p>
          </table:table-cell>
          <table:table-cell table:formula="of:=[.H$3]/[.H6]" office:value-type="float" office:value="3.51470507694835" calcext:value-type="float">
            <text:p>3.514705076948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 style:data-style-name="N2" text:time-value="19:07:46.018152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21:02:55.890808248</meta:creation-date>
    <meta:generator>LibreOffice/6.0.7.3$Linux_X86_64 LibreOffice_project/00m0$Build-3</meta:generator>
    <dc:date>2019-01-25T20:00:12.897739869</dc:date>
    <meta:editing-duration>PT1H50M58S</meta:editing-duration>
    <meta:editing-cycles>6</meta:editing-cycles>
    <meta:document-statistic meta:table-count="8" meta:cell-count="444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scatter" chart:row-mapping="0" chart:style-name="ch1">
        <chart:title svg:x="5.714cm" svg:y="0.316cm" chart:style-name="ch2">
          <text:p>max_iter_versus_time</text:p>
        </chart:title>
        <chart:legend chart:legend-position="end" svg:x="12.34cm" svg:y="4.204cm" style:legend-expansion="high" chart:style-name="ch3"/>
        <chart:plot-area chart:style-name="ch4" table:cell-range-address="'Unoptimised reference'.B4:'Unoptimised reference'.I5" chart:data-source-has-labels="both" svg:x="1.33cm" svg:y="1.275cm" svg:width="10.691cm" svg:height="6.57cm">
          <chartooo:coordinate-region svg:x="1.951cm" svg:y="1.474cm" svg:width="9.421cm" svg:height="5.724cm"/>
          <chart:axis chart:dimension="x" chart:name="primary-x" chart:style-name="ch5" chartooo:axis-type="auto">
            <chart:title svg:x="5.612cm" svg:y="8.025cm" chart:style-name="ch6">
              <text:p>Max iterations</text:p>
            </chart:title>
            <chart:categories table:cell-range-address="'Unoptimised reference'.C4:'Unoptimised reference'.I4"/>
          </chart:axis>
          <chart:axis chart:dimension="y" chart:name="primary-y" chart:style-name="ch5">
            <chart:title svg:x="0.451cm" svg:y="5.226cm" chart:style-name="ch7">
              <text:p>Time (S)</text:p>
            </chart:title>
            <chart:grid chart:style-name="ch8" chart:class="major"/>
          </chart:axis>
          <chart:series chart:style-name="ch9" chart:values-cell-range-address="'Unoptimised reference'.C5:'Unoptimised reference'.I5" chart:label-cell-address="'Unoptimised reference'.B5:'Unoptimised reference'.B5" chart:class="chart:scatter">
            <chart:domain table:cell-range-address="'Unoptimised reference'.C4:'Unoptimised reference'.I4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Unoptimised reference'.C4:'Unoptimised reference'.I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Unoptimised reference'.C4:'Unoptimised reference'.I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Execution time</text:p>
                <draw:g>
                  <svg:desc>'Unoptimised reference'.B5:'Unoptimised reference'.B5</svg:desc>
                </draw:g>
              </table:table-cell>
              <table:table-cell office:value-type="float" office:value="0.002">
                <text:p>0.002</text:p>
                <draw:g>
                  <svg:desc>'Unoptimised reference'.C5:'Unoptimised reference'.I5</svg:desc>
                </draw:g>
              </table:table-cell>
              <table:table-cell office:value-type="float" office:value="0.012">
                <text:p>0.012</text:p>
              </table:table-cell>
              <table:table-cell office:value-type="float" office:value="0.335">
                <text:p>0.335</text:p>
              </table:table-cell>
              <table:table-cell office:value-type="float" office:value="1.62">
                <text:p>1.62</text:p>
              </table:table-cell>
              <table:table-cell office:value-type="float" office:value="3.151">
                <text:p>3.151</text:p>
              </table:table-cell>
              <table:table-cell office:value-type="float" office:value="15.963">
                <text:p>15.963</text:p>
              </table:table-cell>
              <table:table-cell office:value-type="float" office:value="31.783">
                <text:p>31.7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8cm" svg:height="9.005cm" xlink:href=".." xlink:type="simple" chart:class="chart:line" chart:style-name="ch1">
        <chart:title svg:x="6.59cm" svg:y="0.316cm" chart:style-name="ch2">
          <text:p>scaling_width</text:p>
        </chart:title>
        <chart:subtitle svg:x="7.158cm" svg:y="1.275cm" chart:style-name="ch3">
          <text:p>(cpu = 4)</text:p>
        </chart:subtitle>
        <chart:legend chart:legend-position="end" svg:x="12.637cm" svg:y="3.456cm" style:legend-expansion="high" chart:style-name="ch4"/>
        <chart:plot-area chart:style-name="ch5" table:cell-range-address="width.J2:width.P6" chart:data-source-has-labels="both" svg:x="1.331cm" svg:y="2.138cm" svg:width="10.986cm" svg:height="5.706cm">
          <chartooo:coordinate-region svg:x="2.058cm" svg:y="2.337cm" svg:width="9.887cm" svg:height="4.86cm"/>
          <chart:axis chart:dimension="x" chart:name="primary-x" chart:style-name="ch6" chartooo:axis-type="auto">
            <chartooo:date-scale/>
            <chart:title svg:x="6.383cm" svg:y="8.024cm" chart:style-name="ch7">
              <text:p>width</text:p>
            </chart:title>
            <chart:categories table:cell-range-address="width.K2:width.P2"/>
          </chart:axis>
          <chart:axis chart:dimension="y" chart:name="primary-y" chart:style-name="ch6">
            <chart:title svg:x="0.451cm" svg:y="5.683cm" chart:style-name="ch8">
              <text:p>speedup</text:p>
            </chart:title>
            <chart:grid chart:style-name="ch9" chart:class="major"/>
          </chart:axis>
          <chart:series chart:style-name="ch10" chart:values-cell-range-address="width.K3:width.P3" chart:label-cell-address="width.J3:width.J3" chart:class="chart:line">
            <chart:data-point chart:repeated="6"/>
          </chart:series>
          <chart:series chart:style-name="ch11" chart:values-cell-range-address="width.K4:width.P4" chart:label-cell-address="width.J4:width.J4" chart:class="chart:line">
            <chart:data-point chart:repeated="6"/>
          </chart:series>
          <chart:series chart:style-name="ch12" chart:values-cell-range-address="width.K5:width.P5" chart:label-cell-address="width.J5:width.J5" chart:class="chart:line">
            <chart:data-point chart:repeated="6"/>
          </chart:series>
          <chart:series chart:style-name="ch13" chart:values-cell-range-address="width.K6:width.P6" chart:label-cell-address="width.J6:width.J6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width.K2:width.P2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</table:table-row>
          </table:table-header-rows>
          <table:table-rows>
            <table:table-row>
              <table:table-cell office:value-type="string">
                <text:p>reference</text:p>
                <draw:g>
                  <svg:desc>width.J3:width.J3</svg:desc>
                </draw:g>
              </table:table-cell>
              <table:table-cell office:value-type="float" office:value="1">
                <text:p>1</text:p>
                <draw:g>
                  <svg:desc>width.K3:width.P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rallel_inner</text:p>
                <draw:g>
                  <svg:desc>width.J4:width.J4</svg:desc>
                </draw:g>
              </table:table-cell>
              <table:table-cell office:value-type="float" office:value="1">
                <text:p>1</text:p>
                <draw:g>
                  <svg:desc>width.K4:width.P4</svg:desc>
                </draw:g>
              </table:table-cell>
              <table:table-cell office:value-type="float" office:value="2.8780487804878">
                <text:p>2.8780487804878</text:p>
              </table:table-cell>
              <table:table-cell office:value-type="float" office:value="3.54166666666667">
                <text:p>3.54166666666667</text:p>
              </table:table-cell>
              <table:table-cell office:value-type="float" office:value="3.501953125">
                <text:p>3.501953125</text:p>
              </table:table-cell>
              <table:table-cell office:value-type="float" office:value="3.28413284132841">
                <text:p>3.28413284132841</text:p>
              </table:table-cell>
              <table:table-cell office:value-type="float" office:value="3.8401704848162">
                <text:p>3.8401704848162</text:p>
              </table:table-cell>
            </table:table-row>
            <table:table-row>
              <table:table-cell office:value-type="string">
                <text:p>parallel_outer</text:p>
                <draw:g>
                  <svg:desc>width.J5:width.J5</svg:desc>
                </draw:g>
              </table:table-cell>
              <table:table-cell office:value-type="float" office:value="0.928571428571429">
                <text:p>0.928571428571429</text:p>
                <draw:g>
                  <svg:desc>width.K5:width.P5</svg:desc>
                </draw:g>
              </table:table-cell>
              <table:table-cell office:value-type="float" office:value="3.37142857142857">
                <text:p>3.37142857142857</text:p>
              </table:table-cell>
              <table:table-cell office:value-type="float" office:value="3.75502008032129">
                <text:p>3.75502008032129</text:p>
              </table:table-cell>
              <table:table-cell office:value-type="float" office:value="3.75890985324948">
                <text:p>3.75890985324948</text:p>
              </table:table-cell>
              <table:table-cell office:value-type="float" office:value="3.73165618448637">
                <text:p>3.73165618448637</text:p>
              </table:table-cell>
              <table:table-cell office:value-type="float" office:value="3.86073915372255">
                <text:p>3.86073915372255</text:p>
              </table:table-cell>
            </table:table-row>
            <table:table-row>
              <table:table-cell office:value-type="string">
                <text:p>parallel_both</text:p>
                <draw:g>
                  <svg:desc>width.J6:width.J6</svg:desc>
                </draw:g>
              </table:table-cell>
              <table:table-cell office:value-type="float" office:value="0.8125">
                <text:p>0.8125</text:p>
                <draw:g>
                  <svg:desc>width.K6:width.P6</svg:desc>
                </draw:g>
              </table:table-cell>
              <table:table-cell office:value-type="float" office:value="2.9873417721519">
                <text:p>2.9873417721519</text:p>
              </table:table-cell>
              <table:table-cell office:value-type="float" office:value="3.89583333333333">
                <text:p>3.89583333333333</text:p>
              </table:table-cell>
              <table:table-cell office:value-type="float" office:value="3.7906976744186">
                <text:p>3.7906976744186</text:p>
              </table:table-cell>
              <table:table-cell office:value-type="float" office:value="3.7912673056443">
                <text:p>3.7912673056443</text:p>
              </table:table-cell>
              <table:table-cell office:value-type="float" office:value="3.88781014023732">
                <text:p>3.8878101402373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7cm" svg:height="9.005cm" xlink:href=".." xlink:type="simple" chart:class="chart:line" chart:style-name="ch1">
        <chart:title svg:x="6.509cm" svg:y="0.316cm" chart:style-name="ch2">
          <text:p>scaling_height</text:p>
        </chart:title>
        <chart:subtitle svg:x="7.157cm" svg:y="1.275cm" chart:style-name="ch3">
          <text:p>(cpu = 4)</text:p>
        </chart:subtitle>
        <chart:legend chart:legend-position="end" svg:x="12.636cm" svg:y="3.456cm" style:legend-expansion="high" chart:style-name="ch4"/>
        <chart:plot-area chart:style-name="ch5" table:cell-range-address="height.J2:height.P6" chart:data-source-has-labels="both" svg:x="1.331cm" svg:y="2.138cm" svg:width="10.985cm" svg:height="5.706cm">
          <chartooo:coordinate-region svg:x="2.058cm" svg:y="2.337cm" svg:width="9.887cm" svg:height="4.86cm"/>
          <chart:axis chart:dimension="x" chart:name="primary-x" chart:style-name="ch6" chartooo:axis-type="auto">
            <chartooo:date-scale/>
            <chart:title svg:x="6.316cm" svg:y="8.024cm" chart:style-name="ch7">
              <text:p>height</text:p>
            </chart:title>
            <chart:categories table:cell-range-address="height.K2:height.P2"/>
          </chart:axis>
          <chart:axis chart:dimension="y" chart:name="primary-y" chart:style-name="ch6">
            <chart:title svg:x="0.451cm" svg:y="5.683cm" chart:style-name="ch8">
              <text:p>speedup</text:p>
            </chart:title>
            <chart:grid chart:style-name="ch9" chart:class="major"/>
          </chart:axis>
          <chart:series chart:style-name="ch10" chart:values-cell-range-address="height.K3:height.P3" chart:label-cell-address="height.J3:height.J3" chart:class="chart:line">
            <chart:data-point chart:repeated="6"/>
          </chart:series>
          <chart:series chart:style-name="ch11" chart:values-cell-range-address="height.K4:height.P4" chart:label-cell-address="height.J4:height.J4" chart:class="chart:line">
            <chart:data-point chart:repeated="6"/>
          </chart:series>
          <chart:series chart:style-name="ch12" chart:values-cell-range-address="height.K5:height.P5" chart:label-cell-address="height.J5:height.J5" chart:class="chart:line">
            <chart:data-point chart:repeated="6"/>
          </chart:series>
          <chart:series chart:style-name="ch13" chart:values-cell-range-address="height.K6:height.P6" chart:label-cell-address="height.J6:height.J6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height.K2:height.P2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</table:table-row>
          </table:table-header-rows>
          <table:table-rows>
            <table:table-row>
              <table:table-cell office:value-type="string">
                <text:p>reference</text:p>
                <draw:g>
                  <svg:desc>height.J3:height.J3</svg:desc>
                </draw:g>
              </table:table-cell>
              <table:table-cell office:value-type="float" office:value="1">
                <text:p>1</text:p>
                <draw:g>
                  <svg:desc>height.K3:height.P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rallel_inner</text:p>
                <draw:g>
                  <svg:desc>height.J4:height.J4</svg:desc>
                </draw:g>
              </table:table-cell>
              <table:table-cell office:value-type="float" office:value="0.923076923076923">
                <text:p>0.923076923076923</text:p>
                <draw:g>
                  <svg:desc>height.K4:height.P4</svg:desc>
                </draw:g>
              </table:table-cell>
              <table:table-cell office:value-type="float" office:value="2.97530864197531">
                <text:p>2.97530864197531</text:p>
              </table:table-cell>
              <table:table-cell office:value-type="float" office:value="2.89329268292683">
                <text:p>2.89329268292683</text:p>
              </table:table-cell>
              <table:table-cell office:value-type="float" office:value="3.51296296296296">
                <text:p>3.51296296296296</text:p>
              </table:table-cell>
              <table:table-cell office:value-type="float" office:value="3.56717850287908">
                <text:p>3.56717850287908</text:p>
              </table:table-cell>
              <table:table-cell office:value-type="float" office:value="3.64545002486325">
                <text:p>3.64545002486325</text:p>
              </table:table-cell>
            </table:table-row>
            <table:table-row>
              <table:table-cell office:value-type="string">
                <text:p>parallel_outer</text:p>
                <draw:g>
                  <svg:desc>height.J5:height.J5</svg:desc>
                </draw:g>
              </table:table-cell>
              <table:table-cell office:value-type="float" office:value="0.923076923076923">
                <text:p>0.923076923076923</text:p>
                <draw:g>
                  <svg:desc>height.K5:height.P5</svg:desc>
                </draw:g>
              </table:table-cell>
              <table:table-cell office:value-type="float" office:value="3.12987012987013">
                <text:p>3.12987012987013</text:p>
              </table:table-cell>
              <table:table-cell office:value-type="float" office:value="3.65">
                <text:p>3.65</text:p>
              </table:table-cell>
              <table:table-cell office:value-type="float" office:value="3.87934560327198">
                <text:p>3.87934560327198</text:p>
              </table:table-cell>
              <table:table-cell office:value-type="float" office:value="3.92502639915523">
                <text:p>3.92502639915523</text:p>
              </table:table-cell>
              <table:table-cell office:value-type="float" office:value="3.90154337413518">
                <text:p>3.90154337413518</text:p>
              </table:table-cell>
            </table:table-row>
            <table:table-row>
              <table:table-cell office:value-type="string">
                <text:p>parallel_both</text:p>
                <draw:g>
                  <svg:desc>height.J6:height.J6</svg:desc>
                </draw:g>
              </table:table-cell>
              <table:table-cell office:value-type="float" office:value="1">
                <text:p>1</text:p>
                <draw:g>
                  <svg:desc>height.K6:height.P6</svg:desc>
                </draw:g>
              </table:table-cell>
              <table:table-cell office:value-type="float" office:value="3.65151515151515">
                <text:p>3.65151515151515</text:p>
              </table:table-cell>
              <table:table-cell office:value-type="float" office:value="3.67829457364341">
                <text:p>3.67829457364341</text:p>
              </table:table-cell>
              <table:table-cell office:value-type="float" office:value="3.99368421052632">
                <text:p>3.99368421052632</text:p>
              </table:table-cell>
              <table:table-cell office:value-type="float" office:value="3.81230769230769">
                <text:p>3.81230769230769</text:p>
              </table:table-cell>
              <table:table-cell office:value-type="float" office:value="3.88912466843501">
                <text:p>3.8891246684350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913cm" svg:height="9.005cm" xlink:href=".." xlink:type="simple" chart:class="chart:line" chart:style-name="ch1">
        <chart:title svg:x="5.322cm" svg:y="0.316cm" chart:style-name="ch2">
          <text:p>scaling_max_frames</text:p>
        </chart:title>
        <chart:subtitle svg:x="6.605cm" svg:y="1.275cm" chart:style-name="ch3">
          <text:p>(cpu = 4)</text:p>
        </chart:subtitle>
        <chart:legend chart:legend-position="end" svg:x="11.532cm" svg:y="3.456cm" style:legend-expansion="high" chart:style-name="ch4"/>
        <chart:plot-area chart:style-name="ch5" table:cell-range-address="max_frames.J2:max_frames.P6" chart:data-source-has-labels="both" svg:x="1.309cm" svg:y="2.138cm" svg:width="9.925cm" svg:height="5.706cm">
          <chartooo:coordinate-region svg:x="2.036cm" svg:y="2.337cm" svg:width="8.919cm" svg:height="4.86cm"/>
          <chart:axis chart:dimension="x" chart:name="primary-x" chart:style-name="ch6" chartooo:axis-type="auto">
            <chartooo:date-scale/>
            <chart:title svg:x="5.367cm" svg:y="8.024cm" chart:style-name="ch7">
              <text:p>max-frames</text:p>
            </chart:title>
            <chart:categories table:cell-range-address="max_frames.K2:max_frames.P2"/>
          </chart:axis>
          <chart:axis chart:dimension="y" chart:name="primary-y" chart:style-name="ch6">
            <chart:title svg:x="0.451cm" svg:y="5.683cm" chart:style-name="ch8">
              <text:p>speedup</text:p>
            </chart:title>
            <chart:grid chart:style-name="ch9" chart:class="major"/>
          </chart:axis>
          <chart:series chart:style-name="ch10" chart:values-cell-range-address="max_frames.K3:max_frames.P3" chart:label-cell-address="max_frames.J3:max_frames.J3" chart:class="chart:line">
            <chart:data-point chart:repeated="6"/>
          </chart:series>
          <chart:series chart:style-name="ch11" chart:values-cell-range-address="max_frames.K4:max_frames.P4" chart:label-cell-address="max_frames.J4:max_frames.J4" chart:class="chart:line">
            <chart:data-point chart:repeated="6"/>
          </chart:series>
          <chart:series chart:style-name="ch12" chart:values-cell-range-address="max_frames.K5:max_frames.P5" chart:label-cell-address="max_frames.J5:max_frames.J5" chart:class="chart:line">
            <chart:data-point chart:repeated="6"/>
          </chart:series>
          <chart:series chart:style-name="ch13" chart:values-cell-range-address="max_frames.K6:max_frames.P6" chart:label-cell-address="max_frames.J6:max_frames.J6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max_frames.K2:max_frames.P2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reference</text:p>
                <draw:g>
                  <svg:desc>max_frames.J3:max_frames.J3</svg:desc>
                </draw:g>
              </table:table-cell>
              <table:table-cell office:value-type="float" office:value="1">
                <text:p>1</text:p>
                <draw:g>
                  <svg:desc>max_frames.K3:max_frames.P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rallel_inner</text:p>
                <draw:g>
                  <svg:desc>max_frames.J4:max_frames.J4</svg:desc>
                </draw:g>
              </table:table-cell>
              <table:table-cell office:value-type="float" office:value="1.41666666666667">
                <text:p>1.41666666666667</text:p>
                <draw:g>
                  <svg:desc>max_frames.K4:max_frames.P4</svg:desc>
                </draw:g>
              </table:table-cell>
              <table:table-cell office:value-type="float" office:value="1.89189189189189">
                <text:p>1.89189189189189</text:p>
              </table:table-cell>
              <table:table-cell office:value-type="float" office:value="1.78592092574735">
                <text:p>1.78592092574735</text:p>
              </table:table-cell>
              <table:table-cell office:value-type="float" office:value="1.89131489568171">
                <text:p>1.89131489568171</text:p>
              </table:table-cell>
              <table:table-cell office:value-type="float" office:value="1.97015600271309">
                <text:p>1.97015600271309</text:p>
              </table:table-cell>
              <table:table-cell office:value-type="float" office:value="3.08904933814681">
                <text:p>3.08904933814681</text:p>
              </table:table-cell>
            </table:table-row>
            <table:table-row>
              <table:table-cell office:value-type="string">
                <text:p>parallel_outer</text:p>
                <draw:g>
                  <svg:desc>max_frames.J5:max_frames.J5</svg:desc>
                </draw:g>
              </table:table-cell>
              <table:table-cell office:value-type="float" office:value="1.88888888888889">
                <text:p>1.88888888888889</text:p>
                <draw:g>
                  <svg:desc>max_frames.K5:max_frames.P5</svg:desc>
                </draw:g>
              </table:table-cell>
              <table:table-cell office:value-type="float" office:value="2.78409090909091">
                <text:p>2.78409090909091</text:p>
              </table:table-cell>
              <table:table-cell office:value-type="float" office:value="2.62695035460993">
                <text:p>2.62695035460993</text:p>
              </table:table-cell>
              <table:table-cell office:value-type="float" office:value="2.77437722419929">
                <text:p>2.77437722419929</text:p>
              </table:table-cell>
              <table:table-cell office:value-type="float" office:value="2.82555123216602">
                <text:p>2.82555123216602</text:p>
              </table:table-cell>
              <table:table-cell office:value-type="float" office:value="3.54655982315557">
                <text:p>3.54655982315557</text:p>
              </table:table-cell>
            </table:table-row>
            <table:table-row>
              <table:table-cell office:value-type="string">
                <text:p>parallel_both</text:p>
                <draw:g>
                  <svg:desc>max_frames.J6:max_frames.J6</svg:desc>
                </draw:g>
              </table:table-cell>
              <table:table-cell office:value-type="float" office:value="2">
                <text:p>2</text:p>
                <draw:g>
                  <svg:desc>max_frames.K6:max_frames.P6</svg:desc>
                </draw:g>
              </table:table-cell>
              <table:table-cell office:value-type="float" office:value="2.48101265822785">
                <text:p>2.48101265822785</text:p>
              </table:table-cell>
              <table:table-cell office:value-type="float" office:value="2.42726081258191">
                <text:p>2.42726081258191</text:p>
              </table:table-cell>
              <table:table-cell office:value-type="float" office:value="2.55271774721676">
                <text:p>2.55271774721676</text:p>
              </table:table-cell>
              <table:table-cell office:value-type="float" office:value="2.59113886410943">
                <text:p>2.59113886410943</text:p>
              </table:table-cell>
              <table:table-cell office:value-type="float" office:value="3.51470507694835">
                <text:p>3.5147050769483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scatter" chart:style-name="ch1">
        <chart:title svg:x="5.582cm" svg:y="0.316cm" chart:style-name="ch2">
          <text:p>dimension_versus_time</text:p>
        </chart:title>
        <chart:legend chart:legend-position="end" svg:x="12.368cm" svg:y="4.203cm" style:legend-expansion="high" chart:style-name="ch3"/>
        <chart:plot-area chart:style-name="ch4" table:cell-range-address="'Unoptimised reference'.C7:'Unoptimised reference'.J8 'Unoptimised reference'.B8:'Unoptimised reference'.B8" chart:data-source-has-labels="column" svg:x="1.331cm" svg:y="1.275cm" svg:width="10.717cm" svg:height="6.569cm">
          <chartooo:coordinate-region svg:x="1.767cm" svg:y="1.474cm" svg:width="9.909cm" svg:height="5.723cm"/>
          <chart:axis chart:dimension="x" chart:name="primary-x" chart:style-name="ch5">
            <chart:title svg:x="5.388cm" svg:y="8.024cm" chart:style-name="ch6">
              <text:p>Dimension (NxN)</text:p>
            </chart:title>
          </chart:axis>
          <chart:axis chart:dimension="y" chart:name="primary-y" chart:style-name="ch5">
            <chart:title svg:x="0.451cm" svg:y="5.198cm" chart:style-name="ch7">
              <text:p>Time (s)</text:p>
            </chart:title>
            <chart:grid chart:style-name="ch8" chart:class="major"/>
          </chart:axis>
          <chart:series chart:style-name="ch9" chart:values-cell-range-address="'Unoptimised reference'.C8:'Unoptimised reference'.J8" chart:label-cell-address="'Unoptimised reference'.B8:'Unoptimised reference'.B8" chart:class="chart:scatter">
            <chart:domain table:cell-range-address="'Unoptimised reference'.C7:'Unoptimised reference'.J7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Unoptimised reference'.C7:'Unoptimised reference'.J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Execution time</text:p>
                <draw:g>
                  <svg:desc>'Unoptimised reference'.B8:'Unoptimised reference'.B8</svg:desc>
                </draw:g>
              </table:table-cell>
              <table:table-cell office:value-type="float" office:value="0.173">
                <text:p>0.173</text:p>
                <draw:g>
                  <svg:desc>'Unoptimised reference'.C8:'Unoptimised reference'.J8</svg:desc>
                </draw:g>
              </table:table-cell>
              <table:table-cell office:value-type="float" office:value="0.744">
                <text:p>0.744</text:p>
              </table:table-cell>
              <table:table-cell office:value-type="float" office:value="1.735">
                <text:p>1.735</text:p>
              </table:table-cell>
              <table:table-cell office:value-type="float" office:value="2.82">
                <text:p>2.82</text:p>
              </table:table-cell>
              <table:table-cell office:value-type="float" office:value="4.156">
                <text:p>4.156</text:p>
              </table:table-cell>
              <table:table-cell office:value-type="float" office:value="6.344">
                <text:p>6.344</text:p>
              </table:table-cell>
              <table:table-cell office:value-type="float" office:value="8.498">
                <text:p>8.498</text:p>
              </table:table-cell>
              <table:table-cell office:value-type="float" office:value="10.696">
                <text:p>10.6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58cm" svg:height="9.005cm" xlink:href=".." xlink:type="simple" chart:class="chart:scatter" chart:row-mapping="0 1" chart:style-name="ch1">
        <chart:title svg:x="3.353cm" svg:y="0.316cm" chart:style-name="ch2">
          <text:p>release_max_iter_versus_time</text:p>
        </chart:title>
        <chart:legend chart:legend-position="end" svg:x="9.312cm" svg:y="3.755cm" style:legend-expansion="high" chart:style-name="ch3"/>
        <chart:plot-area chart:style-name="ch4" table:cell-range-address="'Optimised reference'.B3:'Optimised reference'.I5" chart:data-source-has-labels="both" svg:x="1.27cm" svg:y="1.275cm" svg:width="7.783cm" svg:height="6.569cm">
          <chartooo:coordinate-region svg:x="1.891cm" svg:y="1.275cm" svg:width="7.021cm" svg:height="4.924cm"/>
          <chart:axis chart:dimension="x" chart:name="primary-x" chart:style-name="ch5" chartooo:axis-type="auto">
            <chart:title svg:x="4.482cm" svg:y="8.024cm" chart:style-name="ch6">
              <text:p>max_iter</text:p>
            </chart:title>
            <chart:categories table:cell-range-address="'Optimised reference'.C3:'Optimised reference'.I3"/>
          </chart:axis>
          <chart:axis chart:dimension="y" chart:name="primary-y" chart:style-name="ch5">
            <chart:title svg:x="0.451cm" svg:y="4.921cm" chart:style-name="ch7">
              <text:p>time</text:p>
            </chart:title>
            <chart:grid chart:style-name="ch8" chart:class="major"/>
          </chart:axis>
          <chart:series chart:style-name="ch9" chart:values-cell-range-address="'Optimised reference'.C4:'Optimised reference'.I4" chart:label-cell-address="'Optimised reference'.B4:'Optimised reference'.B4" chart:class="chart:scatter">
            <chart:domain table:cell-range-address="'Optimised reference'.C3:'Optimised reference'.I3"/>
            <chart:data-point chart:repeated="7"/>
          </chart:series>
          <chart:series chart:style-name="ch10" chart:values-cell-range-address="'Optimised reference'.C5:'Optimised reference'.I5" chart:label-cell-address="'Optimised reference'.B5:'Optimised reference'.B5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Optimised reference'.C3:'Optimised reference'.I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Optimised reference'.C3:'Optimised reference'.I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Execution time (optimised)</text:p>
                <draw:g>
                  <svg:desc>'Optimised reference'.B4:'Optimised reference'.B4</svg:desc>
                </draw:g>
              </table:table-cell>
              <table:table-cell office:value-type="float" office:value="0.002">
                <text:p>0.002</text:p>
                <draw:g>
                  <svg:desc>'Optimised reference'.C4:'Optimised reference'.I4</svg:desc>
                </draw:g>
              </table:table-cell>
              <table:table-cell office:value-type="float" office:value="0.012">
                <text:p>0.012</text:p>
              </table:table-cell>
              <table:table-cell office:value-type="float" office:value="0.13">
                <text:p>0.13</text:p>
              </table:table-cell>
              <table:table-cell office:value-type="float" office:value="0.649">
                <text:p>0.649</text:p>
              </table:table-cell>
              <table:table-cell office:value-type="float" office:value="1.265">
                <text:p>1.265</text:p>
              </table:table-cell>
              <table:table-cell office:value-type="float" office:value="6.052">
                <text:p>6.052</text:p>
              </table:table-cell>
              <table:table-cell office:value-type="float" office:value="12.021">
                <text:p>12.021</text:p>
              </table:table-cell>
            </table:table-row>
            <table:table-row>
              <table:table-cell office:value-type="string">
                <text:p>Execution time</text:p>
                <draw:g>
                  <svg:desc>'Optimised reference'.B5:'Optimised reference'.B5</svg:desc>
                </draw:g>
              </table:table-cell>
              <table:table-cell office:value-type="float" office:value="0.002">
                <text:p>0.002</text:p>
                <draw:g>
                  <svg:desc>'Optimised reference'.C5:'Optimised reference'.I5</svg:desc>
                </draw:g>
              </table:table-cell>
              <table:table-cell office:value-type="float" office:value="0.012">
                <text:p>0.012</text:p>
              </table:table-cell>
              <table:table-cell office:value-type="float" office:value="0.335">
                <text:p>0.335</text:p>
              </table:table-cell>
              <table:table-cell office:value-type="float" office:value="1.62">
                <text:p>1.62</text:p>
              </table:table-cell>
              <table:table-cell office:value-type="float" office:value="3.151">
                <text:p>3.151</text:p>
              </table:table-cell>
              <table:table-cell office:value-type="float" office:value="15.963">
                <text:p>15.963</text:p>
              </table:table-cell>
              <table:table-cell office:value-type="float" office:value="31.783">
                <text:p>31.7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scatter" chart:style-name="ch1">
        <chart:title svg:x="4.721cm" svg:y="0.316cm" chart:style-name="ch2">
          <text:p>release_dimension_versus_time</text:p>
        </chart:title>
        <chart:legend chart:legend-position="end" svg:x="13.344cm" svg:y="4.203cm" style:legend-expansion="high" chart:style-name="ch3"/>
        <chart:plot-area chart:style-name="ch4" table:cell-range-address="'Optimised reference'.C7:'Optimised reference'.J7 'Optimised reference'.C10:'Optimised reference'.J10" chart:data-source-has-labels="row" svg:x="1.33cm" svg:y="1.275cm" svg:width="11.695cm" svg:height="6.569cm">
          <chartooo:coordinate-region svg:x="2.057cm" svg:y="1.474cm" svg:width="10.781cm" svg:height="5.723cm"/>
          <chart:axis chart:dimension="x" chart:name="primary-x" chart:style-name="ch5">
            <chart:title svg:x="6.802cm" svg:y="8.024cm" chart:style-name="ch6">
              <text:p>NxN</text:p>
            </chart:title>
          </chart:axis>
          <chart:axis chart:dimension="y" chart:name="primary-y" chart:style-name="ch5">
            <chart:title svg:x="0.451cm" svg:y="5.291cm" chart:style-name="ch7">
              <text:p>speed up</text:p>
            </chart:title>
            <chart:grid chart:style-name="ch8" chart:class="major"/>
          </chart:axis>
          <chart:series chart:style-name="ch9" chart:values-cell-range-address="'Optimised reference'.C10:'Optimised reference'.J10" loext:label-string="speedup" chart:class="chart:scatter">
            <chart:domain table:cell-range-address="'Optimised reference'.C7:'Optimised reference'.J7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7</text:p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Optimised reference'.C7:'Optimised reference'.J7</svg:desc>
                </draw:g>
              </table:table-cell>
              <table:table-cell office:value-type="float" office:value="2.27631578947368">
                <text:p>2.27631578947368</text:p>
                <draw:g>
                  <svg:desc>'Optimised reference'.C10:'Optimised reference'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68592057761733">
                <text:p>2.685920577617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53654970760234">
                <text:p>2.53654970760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.65786993402451">
                <text:p>2.657869934024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4990980156344">
                <text:p>2.4990980156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.59362224039248">
                <text:p>2.59362224039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.48843338213763">
                <text:p>2.488433382137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.40738239927977">
                <text:p>2.407382399279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6.236cm" svg:y="0.316cm" chart:style-name="ch2">
          <text:p>scaling_max_iter</text:p>
        </chart:title>
        <chart:subtitle svg:x="7.148cm" svg:y="1.275cm" chart:style-name="ch3">
          <text:p>(cpu = 4)</text:p>
        </chart:subtitle>
        <chart:legend chart:legend-position="end" svg:x="13.206cm" svg:y="3.457cm" style:legend-expansion="high" chart:style-name="ch4"/>
        <chart:plot-area chart:style-name="ch5" table:cell-range-address="max_iter.B2:max_iter.H6" chart:data-source-has-labels="both" svg:x="1.33cm" svg:y="2.138cm" svg:width="11.557cm" svg:height="5.707cm">
          <chartooo:coordinate-region svg:x="1.766cm" svg:y="2.337cm" svg:width="11.121cm" svg:height="4.861cm"/>
          <chart:axis chart:dimension="x" chart:name="primary-x" chart:style-name="ch6" chartooo:axis-type="auto">
            <chartooo:date-scale/>
            <chart:title svg:x="6.429cm" svg:y="8.025cm" chart:style-name="ch7">
              <text:p>max_iter</text:p>
            </chart:title>
            <chart:categories table:cell-range-address="max_iter.C2:max_iter.H2"/>
          </chart:axis>
          <chart:axis chart:dimension="y" chart:name="primary-y" chart:style-name="ch8">
            <chart:title svg:x="0.451cm" svg:y="5.577cm" chart:style-name="ch9">
              <text:p>time (s)</text:p>
            </chart:title>
            <chart:grid chart:style-name="ch10" chart:class="major"/>
          </chart:axis>
          <chart:series chart:style-name="ch11" chart:values-cell-range-address="max_iter.C3:max_iter.H3" chart:label-cell-address="max_iter.B3:max_iter.B3" chart:class="chart:bar">
            <chart:data-point chart:repeated="6"/>
          </chart:series>
          <chart:series chart:style-name="ch12" chart:values-cell-range-address="max_iter.C4:max_iter.H4" chart:label-cell-address="max_iter.B4:max_iter.B4" chart:class="chart:bar">
            <chart:data-point chart:repeated="6"/>
          </chart:series>
          <chart:series chart:style-name="ch13" chart:values-cell-range-address="max_iter.C5:max_iter.H5" chart:label-cell-address="max_iter.B5:max_iter.B5" chart:class="chart:bar">
            <chart:data-point chart:repeated="6"/>
          </chart:series>
          <chart:series chart:style-name="ch14" chart:values-cell-range-address="max_iter.C6:max_iter.H6" chart:label-cell-address="max_iter.B6:max_iter.B6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max_iter.C2:max_iter.H2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</table:table-row>
          </table:table-header-rows>
          <table:table-rows>
            <table:table-row>
              <table:table-cell office:value-type="string">
                <text:p>reference</text:p>
                <draw:g>
                  <svg:desc>max_iter.B3:max_iter.B3</svg:desc>
                </draw:g>
              </table:table-cell>
              <table:table-cell office:value-type="float" office:value="0.022">
                <text:p>0.022</text:p>
                <draw:g>
                  <svg:desc>max_iter.C3:max_iter.H3</svg:desc>
                </draw:g>
              </table:table-cell>
              <table:table-cell office:value-type="float" office:value="0.276">
                <text:p>0.276</text:p>
              </table:table-cell>
              <table:table-cell office:value-type="float" office:value="0.973">
                <text:p>0.973</text:p>
              </table:table-cell>
              <table:table-cell office:value-type="float" office:value="1.768">
                <text:p>1.768</text:p>
              </table:table-cell>
              <table:table-cell office:value-type="float" office:value="3.558">
                <text:p>3.558</text:p>
              </table:table-cell>
              <table:table-cell office:value-type="float" office:value="7.026">
                <text:p>7.026</text:p>
              </table:table-cell>
            </table:table-row>
            <table:table-row>
              <table:table-cell office:value-type="string">
                <text:p>parallel_inner</text:p>
                <draw:g>
                  <svg:desc>max_iter.B4:max_iter.B4</svg:desc>
                </draw:g>
              </table:table-cell>
              <table:table-cell office:value-type="float" office:value="0.023">
                <text:p>0.023</text:p>
                <draw:g>
                  <svg:desc>max_iter.C4:max_iter.H4</svg:desc>
                </draw:g>
              </table:table-cell>
              <table:table-cell office:value-type="float" office:value="0.084">
                <text:p>0.084</text:p>
              </table:table-cell>
              <table:table-cell office:value-type="float" office:value="0.274">
                <text:p>0.274</text:p>
              </table:table-cell>
              <table:table-cell office:value-type="float" office:value="0.47">
                <text:p>0.47</text:p>
              </table:table-cell>
              <table:table-cell office:value-type="float" office:value="0.92">
                <text:p>0.92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parallel_outer</text:p>
                <draw:g>
                  <svg:desc>max_iter.B5:max_iter.B5</svg:desc>
                </draw:g>
              </table:table-cell>
              <table:table-cell office:value-type="float" office:value="0.026">
                <text:p>0.026</text:p>
                <draw:g>
                  <svg:desc>max_iter.C5:max_iter.H5</svg:desc>
                </draw:g>
              </table:table-cell>
              <table:table-cell office:value-type="float" office:value="0.084">
                <text:p>0.084</text:p>
              </table:table-cell>
              <table:table-cell office:value-type="float" office:value="0.251">
                <text:p>0.251</text:p>
              </table:table-cell>
              <table:table-cell office:value-type="float" office:value="0.466">
                <text:p>0.466</text:p>
              </table:table-cell>
              <table:table-cell office:value-type="float" office:value="0.898">
                <text:p>0.89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parallel_both</text:p>
                <draw:g>
                  <svg:desc>max_iter.B6:max_iter.B6</svg:desc>
                </draw:g>
              </table:table-cell>
              <table:table-cell office:value-type="float" office:value="0.023">
                <text:p>0.023</text:p>
                <draw:g>
                  <svg:desc>max_iter.C6:max_iter.H6</svg:desc>
                </draw:g>
              </table:table-cell>
              <table:table-cell office:value-type="float" office:value="0.087">
                <text:p>0.087</text:p>
              </table:table-cell>
              <table:table-cell office:value-type="float" office:value="0.237">
                <text:p>0.237</text:p>
              </table:table-cell>
              <table:table-cell office:value-type="float" office:value="0.458">
                <text:p>0.458</text:p>
              </table:table-cell>
              <table:table-cell office:value-type="float" office:value="0.889">
                <text:p>0.889</text:p>
              </table:table-cell>
              <table:table-cell office:value-type="float" office:value="1.788">
                <text:p>1.7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6.09cm" svg:y="0.316cm" chart:style-name="ch2">
          <text:p>scaling_dimension</text:p>
        </chart:title>
        <chart:legend chart:legend-position="end" svg:x="13.206cm" svg:y="3.456cm" style:legend-expansion="high" chart:style-name="ch3"/>
        <chart:plot-area chart:style-name="ch4" table:cell-range-address="dimension.B2:dimension.H6" chart:data-source-has-labels="both" svg:x="1.33cm" svg:y="1.275cm" svg:width="11.557cm" svg:height="6.569cm">
          <chartooo:coordinate-region svg:x="1.951cm" svg:y="1.474cm" svg:width="10.936cm" svg:height="5.723cm"/>
          <chart:axis chart:dimension="x" chart:name="primary-x" chart:style-name="ch5" chartooo:axis-type="auto">
            <chartooo:date-scale/>
            <chart:title svg:x="5.834cm" svg:y="8.024cm" chart:style-name="ch6">
              <text:p>dimension (NxN)</text:p>
            </chart:title>
            <chart:categories table:cell-range-address="dimension.C2:dimension.H2"/>
          </chart:axis>
          <chart:axis chart:dimension="y" chart:name="primary-y" chart:style-name="ch7">
            <chart:title svg:x="0.451cm" svg:y="5.145cm" chart:style-name="ch8">
              <text:p>time (s)</text:p>
            </chart:title>
            <chart:grid chart:style-name="ch9" chart:class="major"/>
          </chart:axis>
          <chart:series chart:style-name="ch10" chart:values-cell-range-address="dimension.C3:dimension.H3" chart:label-cell-address="dimension.B3:dimension.B3" chart:class="chart:bar">
            <chart:data-point chart:repeated="6"/>
          </chart:series>
          <chart:series chart:style-name="ch11" chart:values-cell-range-address="dimension.C4:dimension.H4" chart:label-cell-address="dimension.B4:dimension.B4" chart:class="chart:bar">
            <chart:data-point chart:repeated="6"/>
          </chart:series>
          <chart:series chart:style-name="ch12" chart:values-cell-range-address="dimension.C5:dimension.H5" chart:label-cell-address="dimension.B5:dimension.B5" chart:class="chart:bar">
            <chart:data-point chart:repeated="6"/>
          </chart:series>
          <chart:series chart:style-name="ch13" chart:values-cell-range-address="dimension.C6:dimension.H6" chart:label-cell-address="dimension.B6:dimension.B6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dimension.C2:dimension.H2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</table:table-row>
          </table:table-header-rows>
          <table:table-rows>
            <table:table-row>
              <table:table-cell office:value-type="string">
                <text:p>reference</text:p>
                <draw:g>
                  <svg:desc>dimension.B3:dimension.B3</svg:desc>
                </draw:g>
              </table:table-cell>
              <table:table-cell office:value-type="float" office:value="0.013">
                <text:p>0.013</text:p>
                <draw:g>
                  <svg:desc>dimension.C3:dimension.H3</svg:desc>
                </draw:g>
              </table:table-cell>
              <table:table-cell office:value-type="float" office:value="0.082">
                <text:p>0.082</text:p>
              </table:table-cell>
              <table:table-cell office:value-type="float" office:value="0.941">
                <text:p>0.941</text:p>
              </table:table-cell>
              <table:table-cell office:value-type="float" office:value="3.617">
                <text:p>3.617</text:p>
              </table:table-cell>
              <table:table-cell office:value-type="float" office:value="14.671">
                <text:p>14.671</text:p>
              </table:table-cell>
              <table:table-cell office:value-type="float" office:value="57.67">
                <text:p>57.67</text:p>
              </table:table-cell>
            </table:table-row>
            <table:table-row>
              <table:table-cell office:value-type="string">
                <text:p>parallel_inner</text:p>
                <draw:g>
                  <svg:desc>dimension.B4:dimension.B4</svg:desc>
                </draw:g>
              </table:table-cell>
              <table:table-cell office:value-type="float" office:value="0.015">
                <text:p>0.015</text:p>
                <draw:g>
                  <svg:desc>dimension.C4:dimension.H4</svg:desc>
                </draw:g>
              </table:table-cell>
              <table:table-cell office:value-type="float" office:value="0.025">
                <text:p>0.025</text:p>
              </table:table-cell>
              <table:table-cell office:value-type="float" office:value="0.273">
                <text:p>0.273</text:p>
              </table:table-cell>
              <table:table-cell office:value-type="float" office:value="0.956">
                <text:p>0.956</text:p>
              </table:table-cell>
              <table:table-cell office:value-type="float" office:value="3.743">
                <text:p>3.743</text:p>
              </table:table-cell>
              <table:table-cell office:value-type="float" office:value="14.677">
                <text:p>14.677</text:p>
              </table:table-cell>
            </table:table-row>
            <table:table-row>
              <table:table-cell office:value-type="string">
                <text:p>parallel_outer</text:p>
                <draw:g>
                  <svg:desc>dimension.B5:dimension.B5</svg:desc>
                </draw:g>
              </table:table-cell>
              <table:table-cell office:value-type="float" office:value="0.013">
                <text:p>0.013</text:p>
                <draw:g>
                  <svg:desc>dimension.C5:dimension.H5</svg:desc>
                </draw:g>
              </table:table-cell>
              <table:table-cell office:value-type="float" office:value="0.025">
                <text:p>0.025</text:p>
              </table:table-cell>
              <table:table-cell office:value-type="float" office:value="0.254">
                <text:p>0.254</text:p>
              </table:table-cell>
              <table:table-cell office:value-type="float" office:value="0.934">
                <text:p>0.934</text:p>
              </table:table-cell>
              <table:table-cell office:value-type="float" office:value="3.7">
                <text:p>3.7</text:p>
              </table:table-cell>
              <table:table-cell office:value-type="float" office:value="14.82">
                <text:p>14.82</text:p>
              </table:table-cell>
            </table:table-row>
            <table:table-row>
              <table:table-cell office:value-type="string">
                <text:p>parallel_both</text:p>
                <draw:g>
                  <svg:desc>dimension.B6:dimension.B6</svg:desc>
                </draw:g>
              </table:table-cell>
              <table:table-cell office:value-type="float" office:value="0.013">
                <text:p>0.013</text:p>
                <draw:g>
                  <svg:desc>dimension.C6:dimension.H6</svg:desc>
                </draw:g>
              </table:table-cell>
              <table:table-cell office:value-type="float" office:value="0.037">
                <text:p>0.037</text:p>
              </table:table-cell>
              <table:table-cell office:value-type="float" office:value="0.248">
                <text:p>0.248</text:p>
              </table:table-cell>
              <table:table-cell office:value-type="float" office:value="0.931">
                <text:p>0.931</text:p>
              </table:table-cell>
              <table:table-cell office:value-type="float" office:value="3.686">
                <text:p>3.686</text:p>
              </table:table-cell>
              <table:table-cell office:value-type="float" office:value="14.713">
                <text:p>14.7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6.58cm" svg:y="0.316cm" chart:style-name="ch2">
          <text:p>scaling_width</text:p>
        </chart:title>
        <chart:legend chart:legend-position="end" svg:x="13.206cm" svg:y="3.457cm" style:legend-expansion="high" chart:style-name="ch3"/>
        <chart:plot-area chart:style-name="ch4" table:cell-range-address="width.B2:width.H6" chart:data-source-has-labels="both" svg:x="1.33cm" svg:y="1.275cm" svg:width="11.557cm" svg:height="6.57cm">
          <chartooo:coordinate-region svg:x="1.766cm" svg:y="1.474cm" svg:width="11.121cm" svg:height="5.724cm"/>
          <chart:axis chart:dimension="x" chart:name="primary-x" chart:style-name="ch5" chartooo:axis-type="auto">
            <chartooo:date-scale/>
            <chart:title svg:x="6.667cm" svg:y="8.025cm" chart:style-name="ch6">
              <text:p>width</text:p>
            </chart:title>
            <chart:categories table:cell-range-address="width.C2:width.H2"/>
          </chart:axis>
          <chart:axis chart:dimension="y" chart:name="primary-y" chart:style-name="ch7">
            <chart:title svg:x="0.451cm" svg:y="5.146cm" chart:style-name="ch8">
              <text:p>time (s)</text:p>
            </chart:title>
            <chart:grid chart:style-name="ch9" chart:class="major"/>
          </chart:axis>
          <chart:series chart:style-name="ch10" chart:values-cell-range-address="width.C3:width.H3" chart:label-cell-address="width.B3:width.B3" chart:class="chart:bar">
            <chart:data-point chart:repeated="6"/>
          </chart:series>
          <chart:series chart:style-name="ch11" chart:values-cell-range-address="width.C4:width.H4" chart:label-cell-address="width.B4:width.B4" chart:class="chart:bar">
            <chart:data-point chart:repeated="6"/>
          </chart:series>
          <chart:series chart:style-name="ch12" chart:values-cell-range-address="width.C5:width.H5" chart:label-cell-address="width.B5:width.B5" chart:class="chart:bar">
            <chart:data-point chart:repeated="6"/>
          </chart:series>
          <chart:series chart:style-name="ch13" chart:values-cell-range-address="width.C6:width.H6" chart:label-cell-address="width.B6:width.B6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width.C2:width.H2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</table:table-row>
          </table:table-header-rows>
          <table:table-rows>
            <table:table-row>
              <table:table-cell office:value-type="string">
                <text:p>reference</text:p>
                <draw:g>
                  <svg:desc>width.B3:width.B3</svg:desc>
                </draw:g>
              </table:table-cell>
              <table:table-cell office:value-type="float" office:value="0.013">
                <text:p>0.013</text:p>
                <draw:g>
                  <svg:desc>width.C3:width.H3</svg:desc>
                </draw:g>
              </table:table-cell>
              <table:table-cell office:value-type="float" office:value="0.236">
                <text:p>0.236</text:p>
              </table:table-cell>
              <table:table-cell office:value-type="float" office:value="0.935">
                <text:p>0.935</text:p>
              </table:table-cell>
              <table:table-cell office:value-type="float" office:value="1.793">
                <text:p>1.793</text:p>
              </table:table-cell>
              <table:table-cell office:value-type="float" office:value="3.56">
                <text:p>3.56</text:p>
              </table:table-cell>
              <table:table-cell office:value-type="float" office:value="7.208">
                <text:p>7.208</text:p>
              </table:table-cell>
            </table:table-row>
            <table:table-row>
              <table:table-cell office:value-type="string">
                <text:p>parallel_inner</text:p>
                <draw:g>
                  <svg:desc>width.B4:width.B4</svg:desc>
                </draw:g>
              </table:table-cell>
              <table:table-cell office:value-type="float" office:value="0.013">
                <text:p>0.013</text:p>
                <draw:g>
                  <svg:desc>width.C4:width.H4</svg:desc>
                </draw:g>
              </table:table-cell>
              <table:table-cell office:value-type="float" office:value="0.082">
                <text:p>0.082</text:p>
              </table:table-cell>
              <table:table-cell office:value-type="float" office:value="0.264">
                <text:p>0.264</text:p>
              </table:table-cell>
              <table:table-cell office:value-type="float" office:value="0.512">
                <text:p>0.512</text:p>
              </table:table-cell>
              <table:table-cell office:value-type="float" office:value="1.084">
                <text:p>1.084</text:p>
              </table:table-cell>
              <table:table-cell office:value-type="float" office:value="1.877">
                <text:p>1.877</text:p>
              </table:table-cell>
            </table:table-row>
            <table:table-row>
              <table:table-cell office:value-type="string">
                <text:p>parallel_outer</text:p>
                <draw:g>
                  <svg:desc>width.B5:width.B5</svg:desc>
                </draw:g>
              </table:table-cell>
              <table:table-cell office:value-type="float" office:value="0.014">
                <text:p>0.014</text:p>
                <draw:g>
                  <svg:desc>width.C5:width.H5</svg:desc>
                </draw:g>
              </table:table-cell>
              <table:table-cell office:value-type="float" office:value="0.07">
                <text:p>0.07</text:p>
              </table:table-cell>
              <table:table-cell office:value-type="float" office:value="0.249">
                <text:p>0.249</text:p>
              </table:table-cell>
              <table:table-cell office:value-type="float" office:value="0.477">
                <text:p>0.477</text:p>
              </table:table-cell>
              <table:table-cell office:value-type="float" office:value="0.954">
                <text:p>0.954</text:p>
              </table:table-cell>
              <table:table-cell office:value-type="float" office:value="1.867">
                <text:p>1.867</text:p>
              </table:table-cell>
            </table:table-row>
            <table:table-row>
              <table:table-cell office:value-type="string">
                <text:p>parallel_both</text:p>
                <draw:g>
                  <svg:desc>width.B6:width.B6</svg:desc>
                </draw:g>
              </table:table-cell>
              <table:table-cell office:value-type="float" office:value="0.016">
                <text:p>0.016</text:p>
                <draw:g>
                  <svg:desc>width.C6:width.H6</svg:desc>
                </draw:g>
              </table:table-cell>
              <table:table-cell office:value-type="float" office:value="0.079">
                <text:p>0.079</text:p>
              </table:table-cell>
              <table:table-cell office:value-type="float" office:value="0.24">
                <text:p>0.24</text:p>
              </table:table-cell>
              <table:table-cell office:value-type="float" office:value="0.473">
                <text:p>0.473</text:p>
              </table:table-cell>
              <table:table-cell office:value-type="float" office:value="0.939">
                <text:p>0.939</text:p>
              </table:table-cell>
              <table:table-cell office:value-type="float" office:value="1.854">
                <text:p>1.8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title svg:x="6.245cm" svg:y="0.316cm" chart:style-name="ch2">
          <text:p>scaling_max_iter</text:p>
        </chart:title>
        <chart:subtitle svg:x="7.157cm" svg:y="1.275cm" chart:style-name="ch3">
          <text:p>(cpu = 4)</text:p>
        </chart:subtitle>
        <chart:legend chart:legend-position="end" svg:x="12.635cm" svg:y="3.456cm" style:legend-expansion="high" chart:style-name="ch4"/>
        <chart:plot-area chart:style-name="ch5" table:cell-range-address="max_iter.J2:max_iter.P6" chart:data-source-has-labels="both" svg:x="1.331cm" svg:y="2.138cm" svg:width="10.984cm" svg:height="5.706cm">
          <chartooo:coordinate-region svg:x="2.058cm" svg:y="2.337cm" svg:width="9.885cm" svg:height="4.86cm"/>
          <chart:axis chart:dimension="x" chart:name="primary-x" chart:style-name="ch6" chartooo:axis-type="auto">
            <chartooo:date-scale/>
            <chart:title svg:x="6.184cm" svg:y="8.024cm" chart:style-name="ch7">
              <text:p>max-iter</text:p>
            </chart:title>
            <chart:categories table:cell-range-address="max_iter.K2:max_iter.P2"/>
          </chart:axis>
          <chart:axis chart:dimension="y" chart:name="primary-y" chart:style-name="ch6">
            <chart:title svg:x="0.451cm" svg:y="5.683cm" chart:style-name="ch8">
              <text:p>speedup</text:p>
            </chart:title>
            <chart:grid chart:style-name="ch9" chart:class="major"/>
          </chart:axis>
          <chart:series chart:style-name="ch10" chart:values-cell-range-address="max_iter.K3:max_iter.P3" chart:label-cell-address="max_iter.J3:max_iter.J3" chart:class="chart:line">
            <chart:data-point chart:repeated="6"/>
          </chart:series>
          <chart:series chart:style-name="ch11" chart:values-cell-range-address="max_iter.K4:max_iter.P4" chart:label-cell-address="max_iter.J4:max_iter.J4" chart:class="chart:line">
            <chart:data-point chart:repeated="6"/>
          </chart:series>
          <chart:series chart:style-name="ch12" chart:values-cell-range-address="max_iter.K5:max_iter.P5" chart:label-cell-address="max_iter.J5:max_iter.J5" chart:class="chart:line">
            <chart:data-point chart:repeated="6"/>
          </chart:series>
          <chart:series chart:style-name="ch13" chart:values-cell-range-address="max_iter.K6:max_iter.P6" chart:label-cell-address="max_iter.J6:max_iter.J6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max_iter.K2:max_iter.P2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</table:table-row>
          </table:table-header-rows>
          <table:table-rows>
            <table:table-row>
              <table:table-cell office:value-type="string">
                <text:p>reference</text:p>
                <draw:g>
                  <svg:desc>max_iter.J3:max_iter.J3</svg:desc>
                </draw:g>
              </table:table-cell>
              <table:table-cell office:value-type="float" office:value="1">
                <text:p>1</text:p>
                <draw:g>
                  <svg:desc>max_iter.K3:max_iter.P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rallel_inner</text:p>
                <draw:g>
                  <svg:desc>max_iter.J4:max_iter.J4</svg:desc>
                </draw:g>
              </table:table-cell>
              <table:table-cell office:value-type="float" office:value="0.956521739130435">
                <text:p>0.956521739130435</text:p>
                <draw:g>
                  <svg:desc>max_iter.K4:max_iter.P4</svg:desc>
                </draw:g>
              </table:table-cell>
              <table:table-cell office:value-type="float" office:value="3.28571428571429">
                <text:p>3.28571428571429</text:p>
              </table:table-cell>
              <table:table-cell office:value-type="float" office:value="3.55109489051095">
                <text:p>3.55109489051095</text:p>
              </table:table-cell>
              <table:table-cell office:value-type="float" office:value="3.76170212765957">
                <text:p>3.76170212765957</text:p>
              </table:table-cell>
              <table:table-cell office:value-type="float" office:value="3.86739130434783">
                <text:p>3.86739130434783</text:p>
              </table:table-cell>
              <table:table-cell office:value-type="float" office:value="3.86043956043956">
                <text:p>3.86043956043956</text:p>
              </table:table-cell>
            </table:table-row>
            <table:table-row>
              <table:table-cell office:value-type="string">
                <text:p>parallel_outer</text:p>
                <draw:g>
                  <svg:desc>max_iter.J5:max_iter.J5</svg:desc>
                </draw:g>
              </table:table-cell>
              <table:table-cell office:value-type="float" office:value="0.846153846153846">
                <text:p>0.846153846153846</text:p>
                <draw:g>
                  <svg:desc>max_iter.K5:max_iter.P5</svg:desc>
                </draw:g>
              </table:table-cell>
              <table:table-cell office:value-type="float" office:value="3.28571428571429">
                <text:p>3.28571428571429</text:p>
              </table:table-cell>
              <table:table-cell office:value-type="float" office:value="3.87649402390438">
                <text:p>3.87649402390438</text:p>
              </table:table-cell>
              <table:table-cell office:value-type="float" office:value="3.79399141630901">
                <text:p>3.79399141630901</text:p>
              </table:table-cell>
              <table:table-cell office:value-type="float" office:value="3.96213808463252">
                <text:p>3.96213808463252</text:p>
              </table:table-cell>
              <table:table-cell office:value-type="float" office:value="3.90333333333333">
                <text:p>3.90333333333333</text:p>
              </table:table-cell>
            </table:table-row>
            <table:table-row>
              <table:table-cell office:value-type="string">
                <text:p>parallel_both</text:p>
                <draw:g>
                  <svg:desc>max_iter.J6:max_iter.J6</svg:desc>
                </draw:g>
              </table:table-cell>
              <table:table-cell office:value-type="float" office:value="0.956521739130435">
                <text:p>0.956521739130435</text:p>
                <draw:g>
                  <svg:desc>max_iter.K6:max_iter.P6</svg:desc>
                </draw:g>
              </table:table-cell>
              <table:table-cell office:value-type="float" office:value="3.17241379310345">
                <text:p>3.17241379310345</text:p>
              </table:table-cell>
              <table:table-cell office:value-type="float" office:value="4.10548523206751">
                <text:p>4.10548523206751</text:p>
              </table:table-cell>
              <table:table-cell office:value-type="float" office:value="3.86026200873362">
                <text:p>3.86026200873362</text:p>
              </table:table-cell>
              <table:table-cell office:value-type="float" office:value="4.00224971878515">
                <text:p>4.00224971878515</text:p>
              </table:table-cell>
              <table:table-cell office:value-type="float" office:value="3.92953020134228">
                <text:p>3.929530201342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5cm" svg:height="9.005cm" xlink:href=".." xlink:type="simple" chart:class="chart:line" chart:style-name="ch1">
        <chart:title svg:x="6.098cm" svg:y="0.316cm" chart:style-name="ch2">
          <text:p>scaling_dimension</text:p>
        </chart:title>
        <chart:subtitle svg:x="7.156cm" svg:y="1.275cm" chart:style-name="ch3">
          <text:p>(cpu = 4)</text:p>
        </chart:subtitle>
        <chart:legend chart:legend-position="end" svg:x="12.634cm" svg:y="3.456cm" style:legend-expansion="high" chart:style-name="ch4"/>
        <chart:plot-area chart:style-name="ch5" table:cell-range-address="dimension.J2:dimension.P6" chart:data-source-has-labels="both" svg:x="1.331cm" svg:y="2.138cm" svg:width="10.983cm" svg:height="5.706cm">
          <chartooo:coordinate-region svg:x="2.058cm" svg:y="2.337cm" svg:width="9.884cm" svg:height="4.86cm"/>
          <chart:axis chart:dimension="x" chart:name="primary-x" chart:style-name="ch6" chartooo:axis-type="auto">
            <chartooo:date-scale/>
            <chart:title svg:x="5.548cm" svg:y="8.024cm" chart:style-name="ch7">
              <text:p>dimension (NxN)</text:p>
            </chart:title>
            <chart:categories table:cell-range-address="dimension.K2:dimension.P2"/>
          </chart:axis>
          <chart:axis chart:dimension="y" chart:name="primary-y" chart:style-name="ch6">
            <chart:title svg:x="0.451cm" svg:y="5.683cm" chart:style-name="ch8">
              <text:p>speedup</text:p>
            </chart:title>
            <chart:grid chart:style-name="ch9" chart:class="major"/>
          </chart:axis>
          <chart:series chart:style-name="ch10" chart:values-cell-range-address="dimension.K3:dimension.P3" chart:label-cell-address="dimension.J3:dimension.J3" chart:class="chart:line">
            <chart:data-point chart:repeated="6"/>
          </chart:series>
          <chart:series chart:style-name="ch11" chart:values-cell-range-address="dimension.K4:dimension.P4" chart:label-cell-address="dimension.J4:dimension.J4" chart:class="chart:line">
            <chart:data-point chart:repeated="6"/>
          </chart:series>
          <chart:series chart:style-name="ch12" chart:values-cell-range-address="dimension.K5:dimension.P5" chart:label-cell-address="dimension.J5:dimension.J5" chart:class="chart:line">
            <chart:data-point chart:repeated="6"/>
          </chart:series>
          <chart:series chart:style-name="ch13" chart:values-cell-range-address="dimension.K6:dimension.P6" chart:label-cell-address="dimension.J6:dimension.J6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dimension.K2:dimension.P2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</table:table-row>
          </table:table-header-rows>
          <table:table-rows>
            <table:table-row>
              <table:table-cell office:value-type="string">
                <text:p>reference</text:p>
                <draw:g>
                  <svg:desc>dimension.J3:dimension.J3</svg:desc>
                </draw:g>
              </table:table-cell>
              <table:table-cell office:value-type="float" office:value="1">
                <text:p>1</text:p>
                <draw:g>
                  <svg:desc>dimension.K3:dimension.P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rallel_inner</text:p>
                <draw:g>
                  <svg:desc>dimension.J4:dimension.J4</svg:desc>
                </draw:g>
              </table:table-cell>
              <table:table-cell office:value-type="float" office:value="0.866666666666667">
                <text:p>0.866666666666667</text:p>
                <draw:g>
                  <svg:desc>dimension.K4:dimension.P4</svg:desc>
                </draw:g>
              </table:table-cell>
              <table:table-cell office:value-type="float" office:value="3.28">
                <text:p>3.28</text:p>
              </table:table-cell>
              <table:table-cell office:value-type="float" office:value="3.44688644688645">
                <text:p>3.44688644688645</text:p>
              </table:table-cell>
              <table:table-cell office:value-type="float" office:value="3.78347280334728">
                <text:p>3.78347280334728</text:p>
              </table:table-cell>
              <table:table-cell office:value-type="float" office:value="3.91958322201443">
                <text:p>3.91958322201443</text:p>
              </table:table-cell>
              <table:table-cell office:value-type="float" office:value="3.92927710022484">
                <text:p>3.92927710022484</text:p>
              </table:table-cell>
            </table:table-row>
            <table:table-row>
              <table:table-cell office:value-type="string">
                <text:p>parallel_outer</text:p>
                <draw:g>
                  <svg:desc>dimension.J5:dimension.J5</svg:desc>
                </draw:g>
              </table:table-cell>
              <table:table-cell office:value-type="float" office:value="1">
                <text:p>1</text:p>
                <draw:g>
                  <svg:desc>dimension.K5:dimension.P5</svg:desc>
                </draw:g>
              </table:table-cell>
              <table:table-cell office:value-type="float" office:value="3.28">
                <text:p>3.28</text:p>
              </table:table-cell>
              <table:table-cell office:value-type="float" office:value="3.70472440944882">
                <text:p>3.70472440944882</text:p>
              </table:table-cell>
              <table:table-cell office:value-type="float" office:value="3.87259100642398">
                <text:p>3.87259100642398</text:p>
              </table:table-cell>
              <table:table-cell office:value-type="float" office:value="3.96513513513513">
                <text:p>3.96513513513513</text:p>
              </table:table-cell>
              <table:table-cell office:value-type="float" office:value="3.89136302294197">
                <text:p>3.89136302294197</text:p>
              </table:table-cell>
            </table:table-row>
            <table:table-row>
              <table:table-cell office:value-type="string">
                <text:p>parallel_both</text:p>
                <draw:g>
                  <svg:desc>dimension.J6:dimension.J6</svg:desc>
                </draw:g>
              </table:table-cell>
              <table:table-cell office:value-type="float" office:value="1">
                <text:p>1</text:p>
                <draw:g>
                  <svg:desc>dimension.K6:dimension.P6</svg:desc>
                </draw:g>
              </table:table-cell>
              <table:table-cell office:value-type="float" office:value="2.21621621621622">
                <text:p>2.21621621621622</text:p>
              </table:table-cell>
              <table:table-cell office:value-type="float" office:value="3.79435483870968">
                <text:p>3.79435483870968</text:p>
              </table:table-cell>
              <table:table-cell office:value-type="float" office:value="3.88506981740064">
                <text:p>3.88506981740064</text:p>
              </table:table-cell>
              <table:table-cell office:value-type="float" office:value="3.98019533369506">
                <text:p>3.98019533369506</text:p>
              </table:table-cell>
              <table:table-cell office:value-type="float" office:value="3.91966288316455">
                <text:p>3.9196628831645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